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Liberation Serif" svg:font-family="Liberation Serif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3" style:family="paragraph" style:parent-style-name="Standard">
      <style:paragraph-properties fo:break-before="auto" fo:line-height="100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>
      <style:text-properties fo:color="#000080" style:text-underline-style="solid" style:text-underline-color="font-color"/>
    </style:style>
    <style:style style:name="T3_22" style:family="text"/>
    <style:style style:name="T3_23" style:family="text">
      <style:text-properties fo:color="#000080" style:text-underline-style="solid" style:text-underline-color="font-color"/>
    </style:style>
    <style:style style:name="T3_24" style:family="text"/>
    <style:style style:name="T3_25" style:family="text">
      <style:text-properties fo:color="#000080" style:text-underline-style="solid" style:text-underline-color="font-color"/>
    </style:style>
    <style:style style:name="T3_26" style:family="text"/>
    <style:style style:name="T3_27" style:family="text">
      <style:text-properties fo:color="#000080" style:text-underline-style="solid" style:text-underline-color="font-color"/>
    </style:style>
    <style:style style:name="T3_28" style:family="text"/>
    <style:style style:name="T3_29" style:family="text">
      <style:text-properties fo:color="#000080" style:text-underline-style="solid" style:text-underline-color="font-color"/>
    </style:style>
    <style:style style:name="T3_30" style:family="text"/>
    <style:style style:name="T3_31" style:family="text">
      <style:text-properties fo:color="#000080" style:text-underline-style="solid" style:text-underline-color="font-color"/>
    </style:style>
    <style:style style:name="T3_32" style:family="text"/>
    <style:style style:name="T3_33" style:family="text">
      <style:text-properties fo:color="#000080" style:text-underline-style="solid" style:text-underline-color="font-color"/>
    </style:style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P4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P6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7" style:family="paragraph" style:parent-style-name="Standard">
      <style:paragraph-properties fo:text-align="left" fo:break-before="auto" fo:line-height="100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T7_189" style:family="text"/>
    <style:style style:name="T7_190" style:family="text"/>
    <style:style style:name="T7_191" style:family="text"/>
    <style:style style:name="T7_192" style:family="text"/>
    <style:style style:name="T7_193" style:family="text"/>
    <style:style style:name="T7_194" style:family="text"/>
    <style:style style:name="T7_195" style:family="text"/>
    <style:style style:name="T7_196" style:family="text"/>
    <style:style style:name="T7_197" style:family="text"/>
    <style:style style:name="T7_198" style:family="text"/>
    <style:style style:name="T7_199" style:family="text"/>
    <style:style style:name="T7_200" style:family="text"/>
    <style:style style:name="T7_201" style:family="text"/>
    <style:style style:name="T7_202" style:family="text"/>
    <style:style style:name="T7_203" style:family="text"/>
    <style:style style:name="T7_204" style:family="text"/>
    <style:style style:name="T7_205" style:family="text"/>
    <style:style style:name="T7_206" style:family="text"/>
    <style:style style:name="T7_207" style:family="text"/>
    <style:style style:name="T7_208" style:family="text"/>
    <style:style style:name="T7_209" style:family="text"/>
    <style:style style:name="T7_210" style:family="text"/>
    <style:style style:name="T7_211" style:family="text"/>
    <style:style style:name="T7_212" style:family="text"/>
    <style:style style:name="T7_213" style:family="text"/>
    <style:style style:name="T7_214" style:family="text"/>
    <style:style style:name="T7_215" style:family="text"/>
    <style:style style:name="T7_216" style:family="text"/>
    <style:style style:name="T7_217" style:family="text"/>
    <style:style style:name="T7_218" style:family="text"/>
    <style:style style:name="T7_219" style:family="text"/>
    <style:style style:name="T7_220" style:family="text"/>
    <style:style style:name="T7_221" style:family="text"/>
    <style:style style:name="T7_222" style:family="text"/>
    <style:style style:name="T7_223" style:family="text"/>
    <style:style style:name="T7_224" style:family="text"/>
    <style:style style:name="T7_225" style:family="text"/>
    <style:style style:name="T7_226" style:family="text"/>
    <style:style style:name="T7_227" style:family="text"/>
    <style:style style:name="T7_228" style:family="text"/>
    <style:style style:name="T7_229" style:family="text"/>
    <style:style style:name="T7_230" style:family="text"/>
    <style:style style:name="T7_231" style:family="text"/>
    <style:style style:name="T7_232" style:family="text"/>
    <style:style style:name="T7_233" style:family="text"/>
    <style:style style:name="T7_234" style:family="text"/>
    <style:style style:name="T7_235" style:family="text"/>
    <style:style style:name="T7_236" style:family="text"/>
    <style:style style:name="T7_237" style:family="text"/>
    <style:style style:name="T7_238" style:family="text"/>
    <style:style style:name="T7_239" style:family="text"/>
    <style:style style:name="T7_240" style:family="text"/>
    <style:style style:name="T7_241" style:family="text"/>
    <style:style style:name="T7_242" style:family="text"/>
    <style:style style:name="T7_243" style:family="text"/>
    <style:style style:name="T7_244" style:family="text"/>
    <style:style style:name="T7_245" style:family="text"/>
    <style:style style:name="T7_246" style:family="text"/>
    <style:style style:name="T7_247" style:family="text"/>
    <style:style style:name="T7_248" style:family="text"/>
    <style:style style:name="T7_249" style:family="text"/>
    <style:style style:name="T7_250" style:family="text"/>
    <style:style style:name="T7_251" style:family="text"/>
    <style:style style:name="T7_252" style:family="text"/>
    <style:style style:name="T7_253" style:family="text"/>
    <style:style style:name="T7_254" style:family="text"/>
    <style:style style:name="T7_255" style:family="text"/>
    <style:style style:name="T7_256" style:family="text"/>
    <style:style style:name="T7_257" style:family="text"/>
    <style:style style:name="T7_258" style:family="text"/>
    <style:style style:name="T7_259" style:family="text"/>
    <style:style style:name="T7_260" style:family="text"/>
    <style:style style:name="T7_261" style:family="text"/>
    <style:style style:name="T7_262" style:family="text"/>
    <style:style style:name="T7_263" style:family="text"/>
    <style:style style:name="T7_264" style:family="text"/>
    <style:style style:name="T7_265" style:family="text"/>
    <style:style style:name="T7_266" style:family="text"/>
    <style:style style:name="T7_267" style:family="text"/>
    <style:style style:name="T7_268" style:family="text"/>
    <style:style style:name="T7_269" style:family="text"/>
    <style:style style:name="T7_270" style:family="text"/>
    <style:style style:name="T7_271" style:family="text"/>
    <style:style style:name="T7_272" style:family="text"/>
    <style:style style:name="T7_273" style:family="text"/>
    <style:style style:name="T7_274" style:family="text"/>
    <style:style style:name="T7_275" style:family="text"/>
    <style:style style:name="T7_276" style:family="text"/>
    <style:style style:name="T7_277" style:family="text"/>
    <style:style style:name="T7_278" style:family="text"/>
    <style:style style:name="T7_279" style:family="text"/>
    <style:style style:name="T7_280" style:family="text"/>
    <style:style style:name="T7_281" style:family="text"/>
    <style:style style:name="T7_282" style:family="text"/>
    <style:style style:name="T7_283" style:family="text"/>
    <style:style style:name="T7_284" style:family="text"/>
    <style:style style:name="T7_285" style:family="text"/>
    <style:style style:name="T7_286" style:family="text"/>
    <style:style style:name="T7_287" style:family="text"/>
    <style:style style:name="T7_288" style:family="text"/>
    <style:style style:name="T7_289" style:family="text"/>
    <style:style style:name="T7_290" style:family="text"/>
    <style:style style:name="T7_291" style:family="text"/>
    <style:style style:name="T7_292" style:family="text"/>
    <style:style style:name="T7_293" style:family="text"/>
    <style:style style:name="T7_294" style:family="text"/>
    <style:style style:name="T7_295" style:family="text"/>
    <style:style style:name="T7_296" style:family="text"/>
    <style:style style:name="T7_297" style:family="text"/>
    <style:style style:name="T7_298" style:family="text"/>
    <style:style style:name="T7_299" style:family="text"/>
    <style:style style:name="T7_300" style:family="text"/>
    <style:style style:name="T7_301" style:family="text"/>
    <style:style style:name="T7_302" style:family="text"/>
    <style:style style:name="T7_303" style:family="text"/>
    <style:style style:name="T7_304" style:family="text"/>
    <style:style style:name="T7_305" style:family="text"/>
    <style:style style:name="T7_306" style:family="text"/>
    <style:style style:name="T7_307" style:family="text"/>
    <style:style style:name="T7_308" style:family="text"/>
    <style:style style:name="T7_309" style:family="text"/>
    <style:style style:name="T7_310" style:family="text"/>
    <style:style style:name="P8" style:family="paragraph" style:parent-style-name="Standard">
      <style:paragraph-properties fo:text-align="center" fo:break-before="auto" fo:line-height="100%" style:writing-mode="lr-tb"/>
    </style:style>
    <style:style style:name="T8_1" style:family="text"/>
    <style:style style:name="P9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10" style:family="paragraph" style:parent-style-name="Standard">
      <style:paragraph-properties fo:break-before="auto" fo:line-height="100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T10_177" style:family="text"/>
    <style:style style:name="T10_178" style:family="text"/>
    <style:style style:name="T10_179" style:family="text"/>
    <style:style style:name="T10_180" style:family="text"/>
    <style:style style:name="T10_181" style:family="text"/>
    <style:style style:name="T10_182" style:family="text"/>
    <style:style style:name="T10_183" style:family="text"/>
    <style:style style:name="T10_184" style:family="text"/>
    <style:style style:name="T10_185" style:family="text"/>
    <style:style style:name="T10_186" style:family="text"/>
    <style:style style:name="T10_187" style:family="text"/>
    <style:style style:name="T10_188" style:family="text"/>
    <style:style style:name="T10_189" style:family="text"/>
    <style:style style:name="T10_190" style:family="text"/>
    <style:style style:name="T10_191" style:family="text"/>
    <style:style style:name="T10_192" style:family="text"/>
    <style:style style:name="T10_193" style:family="text"/>
    <style:style style:name="T10_194" style:family="text"/>
    <style:style style:name="T10_195" style:family="text"/>
    <style:style style:name="T10_196" style:family="text"/>
    <style:style style:name="T10_197" style:family="text"/>
    <style:style style:name="T10_198" style:family="text"/>
    <style:style style:name="T10_199" style:family="text"/>
    <style:style style:name="T10_200" style:family="text"/>
    <style:style style:name="T10_201" style:family="text"/>
    <style:style style:name="T10_202" style:family="text"/>
    <style:style style:name="T10_203" style:family="text"/>
    <style:style style:name="T10_204" style:family="text"/>
    <style:style style:name="T10_205" style:family="text"/>
    <style:style style:name="T10_206" style:family="text"/>
    <style:style style:name="T10_207" style:family="text"/>
    <style:style style:name="T10_208" style:family="text"/>
    <style:style style:name="T10_209" style:family="text"/>
    <style:style style:name="T10_210" style:family="text"/>
    <style:style style:name="T10_211" style:family="text"/>
    <style:style style:name="T10_212" style:family="text"/>
    <style:style style:name="T10_213" style:family="text"/>
    <style:style style:name="T10_214" style:family="text"/>
    <style:style style:name="T10_215" style:family="text"/>
    <style:style style:name="T10_216" style:family="text"/>
    <style:style style:name="T10_217" style:family="text"/>
    <style:style style:name="T10_218" style:family="text"/>
    <style:style style:name="T10_219" style:family="text"/>
    <style:style style:name="T10_220" style:family="text"/>
    <style:style style:name="T10_221" style:family="text"/>
    <style:style style:name="T10_222" style:family="text"/>
    <style:style style:name="T10_223" style:family="text"/>
    <style:style style:name="T10_224" style:family="text"/>
    <style:style style:name="T10_225" style:family="text"/>
    <style:style style:name="T10_226" style:family="text"/>
    <style:style style:name="T10_227" style:family="text"/>
    <style:style style:name="T10_228" style:family="text"/>
    <style:style style:name="T10_229" style:family="text"/>
    <style:style style:name="T10_230" style:family="text"/>
    <style:style style:name="T10_231" style:family="text"/>
    <style:style style:name="T10_232" style:family="text"/>
    <style:style style:name="T10_233" style:family="text"/>
    <style:style style:name="T10_234" style:family="text"/>
    <style:style style:name="T10_235" style:family="text"/>
    <style:style style:name="T10_236" style:family="text"/>
    <style:style style:name="T10_237" style:family="text"/>
    <style:style style:name="T10_238" style:family="text"/>
    <style:style style:name="T10_239" style:family="text"/>
    <style:style style:name="T10_240" style:family="text"/>
    <style:style style:name="T10_241" style:family="text"/>
    <style:style style:name="T10_242" style:family="text"/>
    <style:style style:name="T10_243" style:family="text"/>
    <style:style style:name="T10_244" style:family="text"/>
    <style:style style:name="T10_245" style:family="text"/>
    <style:style style:name="T10_246" style:family="text"/>
    <style:style style:name="T10_247" style:family="text"/>
    <style:style style:name="T10_248" style:family="text"/>
    <style:style style:name="T10_249" style:family="text"/>
    <style:style style:name="T10_250" style:family="text"/>
    <style:style style:name="T10_251" style:family="text"/>
    <style:style style:name="T10_252" style:family="text"/>
    <style:style style:name="T10_253" style:family="text"/>
    <style:style style:name="T10_254" style:family="text"/>
    <style:style style:name="T10_255" style:family="text"/>
    <style:style style:name="T10_256" style:family="text"/>
    <style:style style:name="T10_257" style:family="text"/>
    <style:style style:name="T10_258" style:family="text"/>
    <style:style style:name="T10_259" style:family="text"/>
    <style:style style:name="T10_260" style:family="text"/>
    <style:style style:name="T10_261" style:family="text"/>
    <style:style style:name="T10_262" style:family="text"/>
    <style:style style:name="T10_263" style:family="text"/>
    <style:style style:name="T10_264" style:family="text"/>
    <style:style style:name="T10_265" style:family="text"/>
    <style:style style:name="T10_266" style:family="text"/>
    <style:style style:name="T10_267" style:family="text"/>
    <style:style style:name="T10_268" style:family="text"/>
    <style:style style:name="T10_269" style:family="text"/>
    <style:style style:name="T10_270" style:family="text"/>
    <style:style style:name="T10_271" style:family="text"/>
    <style:style style:name="T10_272" style:family="text"/>
    <style:style style:name="T10_273" style:family="text"/>
    <style:style style:name="T10_274" style:family="text"/>
    <style:style style:name="T10_275" style:family="text"/>
    <style:style style:name="T10_276" style:family="text"/>
    <style:style style:name="T10_277" style:family="text"/>
    <style:style style:name="T10_278" style:family="text"/>
    <style:style style:name="T10_279" style:family="text"/>
    <style:style style:name="T10_280" style:family="text"/>
    <style:style style:name="T10_281" style:family="text"/>
    <style:style style:name="T10_282" style:family="text"/>
    <style:style style:name="T10_283" style:family="text"/>
    <style:style style:name="T10_284" style:family="text"/>
    <style:style style:name="T10_285" style:family="text"/>
    <style:style style:name="T10_286" style:family="text"/>
    <style:style style:name="T10_287" style:family="text"/>
    <style:style style:name="T10_288" style:family="text"/>
    <style:style style:name="T10_289" style:family="text"/>
    <style:style style:name="T10_290" style:family="text"/>
    <style:style style:name="T10_291" style:family="text"/>
    <style:style style:name="T10_292" style:family="text"/>
    <style:style style:name="T10_293" style:family="text"/>
    <style:style style:name="T10_294" style:family="text"/>
    <style:style style:name="T10_295" style:family="text"/>
    <style:style style:name="T10_296" style:family="text"/>
    <style:style style:name="T10_297" style:family="text"/>
    <style:style style:name="T10_298" style:family="text"/>
    <style:style style:name="T10_299" style:family="text"/>
    <style:style style:name="T10_300" style:family="text"/>
    <style:style style:name="T10_301" style:family="text"/>
    <style:style style:name="T10_302" style:family="text"/>
    <style:style style:name="T10_303" style:family="text"/>
    <style:style style:name="T10_304" style:family="text"/>
    <style:style style:name="T10_305" style:family="text"/>
    <style:style style:name="T10_306" style:family="text"/>
    <style:style style:name="P11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12" style:family="paragraph" style:parent-style-name="Standard">
      <style:paragraph-properties fo:text-align="center"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14" style:family="paragraph" style:parent-style-name="Standard">
      <style:paragraph-properties fo:break-before="auto" fo:line-height="100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T14_130" style:family="text"/>
    <style:style style:name="T14_131" style:family="text"/>
    <style:style style:name="T14_132" style:family="text"/>
    <style:style style:name="T14_133" style:family="text"/>
    <style:style style:name="T14_134" style:family="text"/>
    <style:style style:name="T14_135" style:family="text"/>
    <style:style style:name="T14_136" style:family="text"/>
    <style:style style:name="T14_137" style:family="text"/>
    <style:style style:name="T14_138" style:family="text"/>
    <style:style style:name="T14_139" style:family="text"/>
    <style:style style:name="T14_140" style:family="text"/>
    <style:style style:name="T14_141" style:family="text"/>
    <style:style style:name="T14_142" style:family="text"/>
    <style:style style:name="T14_143" style:family="text"/>
    <style:style style:name="T14_144" style:family="text"/>
    <style:style style:name="T14_145" style:family="text"/>
    <style:style style:name="T14_146" style:family="text"/>
    <style:style style:name="T14_147" style:family="text"/>
    <style:style style:name="T14_148" style:family="text"/>
    <style:style style:name="T14_149" style:family="text"/>
    <style:style style:name="T14_150" style:family="text"/>
    <style:style style:name="T14_151" style:family="text"/>
    <style:style style:name="T14_152" style:family="text"/>
    <style:style style:name="T14_153" style:family="text"/>
    <style:style style:name="T14_154" style:family="text"/>
    <style:style style:name="T14_155" style:family="text"/>
    <style:style style:name="T14_156" style:family="text"/>
    <style:style style:name="T14_157" style:family="text"/>
    <style:style style:name="T14_158" style:family="text"/>
    <style:style style:name="T14_159" style:family="text"/>
    <style:style style:name="T14_160" style:family="text"/>
    <style:style style:name="T14_161" style:family="text"/>
    <style:style style:name="T14_162" style:family="text"/>
    <style:style style:name="T14_163" style:family="text"/>
    <style:style style:name="T14_164" style:family="text"/>
    <style:style style:name="T14_165" style:family="text"/>
    <style:style style:name="T14_166" style:family="text"/>
    <style:style style:name="T14_167" style:family="text"/>
    <style:style style:name="T14_168" style:family="text"/>
    <style:style style:name="T14_169" style:family="text"/>
    <style:style style:name="T14_170" style:family="text"/>
    <style:style style:name="T14_171" style:family="text"/>
    <style:style style:name="T14_172" style:family="text"/>
    <style:style style:name="T14_173" style:family="text"/>
    <style:style style:name="T14_174" style:family="text"/>
    <style:style style:name="T14_175" style:family="text"/>
    <style:style style:name="T14_176" style:family="text"/>
    <style:style style:name="T14_177" style:family="text"/>
    <style:style style:name="T14_178" style:family="text"/>
    <style:style style:name="T14_179" style:family="text"/>
    <style:style style:name="T14_180" style:family="text"/>
    <style:style style:name="T14_181" style:family="text"/>
    <style:style style:name="T14_182" style:family="text"/>
    <style:style style:name="T14_183" style:family="text"/>
    <style:style style:name="T14_184" style:family="text"/>
    <style:style style:name="T14_185" style:family="text"/>
    <style:style style:name="T14_186" style:family="text"/>
    <style:style style:name="T14_187" style:family="text"/>
    <style:style style:name="T14_188" style:family="text"/>
    <style:style style:name="T14_189" style:family="text"/>
    <style:style style:name="T14_190" style:family="text"/>
    <style:style style:name="T14_191" style:family="text"/>
    <style:style style:name="T14_192" style:family="text"/>
    <style:style style:name="T14_193" style:family="text"/>
    <style:style style:name="T14_194" style:family="text"/>
    <style:style style:name="T14_195" style:family="text"/>
    <style:style style:name="T14_196" style:family="text"/>
    <style:style style:name="T14_197" style:family="text"/>
    <style:style style:name="T14_198" style:family="text"/>
    <style:style style:name="T14_199" style:family="text"/>
    <style:style style:name="T14_200" style:family="text"/>
    <style:style style:name="T14_201" style:family="text"/>
    <style:style style:name="T14_202" style:family="text"/>
    <style:style style:name="T14_203" style:family="text"/>
    <style:style style:name="T14_204" style:family="text"/>
    <style:style style:name="T14_205" style:family="text"/>
    <style:style style:name="T14_206" style:family="text"/>
    <style:style style:name="T14_207" style:family="text"/>
    <style:style style:name="T14_208" style:family="text"/>
    <style:style style:name="T14_209" style:family="text"/>
    <style:style style:name="T14_210" style:family="text"/>
    <style:style style:name="T14_211" style:family="text"/>
    <style:style style:name="T14_212" style:family="text"/>
    <style:style style:name="T14_213" style:family="text"/>
    <style:style style:name="T14_214" style:family="text"/>
    <style:style style:name="T14_215" style:family="text"/>
    <style:style style:name="T14_216" style:family="text"/>
    <style:style style:name="T14_217" style:family="text"/>
    <style:style style:name="T14_218" style:family="text"/>
    <style:style style:name="T14_219" style:family="text"/>
    <style:style style:name="T14_220" style:family="text"/>
    <style:style style:name="T14_221" style:family="text"/>
    <style:style style:name="T14_222" style:family="text"/>
    <style:style style:name="T14_223" style:family="text"/>
    <style:style style:name="T14_224" style:family="text"/>
    <style:style style:name="T14_225" style:family="text"/>
    <style:style style:name="T14_226" style:family="text"/>
    <style:style style:name="T14_227" style:family="text"/>
    <style:style style:name="T14_228" style:family="text"/>
    <style:style style:name="T14_229" style:family="text"/>
    <style:style style:name="T14_230" style:family="text"/>
    <style:style style:name="T14_231" style:family="text"/>
    <style:style style:name="T14_232" style:family="text"/>
    <style:style style:name="T14_233" style:family="text"/>
    <style:style style:name="T14_234" style:family="text"/>
    <style:style style:name="T14_235" style:family="text"/>
    <style:style style:name="T14_236" style:family="text"/>
    <style:style style:name="T14_237" style:family="text"/>
    <style:style style:name="T14_238" style:family="text"/>
    <style:style style:name="T14_239" style:family="text"/>
    <style:style style:name="T14_240" style:family="text"/>
    <style:style style:name="T14_241" style:family="text"/>
    <style:style style:name="T14_242" style:family="text"/>
    <style:style style:name="T14_243" style:family="text"/>
    <style:style style:name="T14_244" style:family="text"/>
    <style:style style:name="T14_245" style:family="text"/>
    <style:style style:name="T14_246" style:family="text"/>
    <style:style style:name="T14_247" style:family="text"/>
    <style:style style:name="T14_248" style:family="text"/>
    <style:style style:name="T14_249" style:family="text"/>
    <style:style style:name="T14_250" style:family="text"/>
    <style:style style:name="T14_251" style:family="text"/>
    <style:style style:name="T14_252" style:family="text"/>
    <style:style style:name="T14_253" style:family="text"/>
    <style:style style:name="T14_254" style:family="text"/>
    <style:style style:name="T14_255" style:family="text"/>
    <style:style style:name="T14_256" style:family="text"/>
    <style:style style:name="T14_257" style:family="text"/>
    <style:style style:name="T14_258" style:family="text"/>
    <style:style style:name="T14_259" style:family="text"/>
    <style:style style:name="T14_260" style:family="text"/>
    <style:style style:name="T14_261" style:family="text"/>
    <style:style style:name="T14_262" style:family="text"/>
    <style:style style:name="T14_263" style:family="text"/>
    <style:style style:name="T14_264" style:family="text"/>
    <style:style style:name="T14_265" style:family="text"/>
    <style:style style:name="T14_266" style:family="text"/>
    <style:style style:name="T14_267" style:family="text"/>
    <style:style style:name="T14_268" style:family="text"/>
    <style:style style:name="T14_269" style:family="text"/>
    <style:style style:name="T14_270" style:family="text"/>
    <style:style style:name="T14_271" style:family="text"/>
    <style:style style:name="T14_272" style:family="text"/>
    <style:style style:name="T14_273" style:family="text"/>
    <style:style style:name="T14_274" style:family="text"/>
    <style:style style:name="T14_275" style:family="text"/>
    <style:style style:name="T14_276" style:family="text"/>
    <style:style style:name="T14_277" style:family="text"/>
    <style:style style:name="T14_278" style:family="text"/>
    <style:style style:name="T14_279" style:family="text"/>
    <style:style style:name="T14_280" style:family="text"/>
    <style:style style:name="T14_281" style:family="text"/>
    <style:style style:name="T14_282" style:family="text"/>
    <style:style style:name="T14_283" style:family="text"/>
    <style:style style:name="T14_284" style:family="text"/>
    <style:style style:name="T14_285" style:family="text"/>
    <style:style style:name="T14_286" style:family="text"/>
    <style:style style:name="T14_287" style:family="text"/>
    <style:style style:name="T14_288" style:family="text"/>
    <style:style style:name="T14_289" style:family="text"/>
    <style:style style:name="T14_290" style:family="text"/>
    <style:style style:name="T14_291" style:family="text"/>
    <style:style style:name="T14_292" style:family="text"/>
    <style:style style:name="T14_293" style:family="text"/>
    <style:style style:name="T14_294" style:family="text"/>
    <style:style style:name="T14_295" style:family="text"/>
    <style:style style:name="T14_296" style:family="text"/>
    <style:style style:name="T14_297" style:family="text"/>
    <style:style style:name="T14_298" style:family="text"/>
    <style:style style:name="T14_299" style:family="text"/>
    <style:style style:name="T14_300" style:family="text"/>
    <style:style style:name="T14_301" style:family="text"/>
    <style:style style:name="T14_302" style:family="text"/>
    <style:style style:name="T14_303" style:family="text"/>
    <style:style style:name="T14_304" style:family="text"/>
    <style:style style:name="P15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16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17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18" style:family="paragraph" style:parent-style-name="Standard">
      <style:paragraph-properties fo:break-before="auto" fo:line-height="100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/>
    <style:style style:name="T18_127" style:family="text"/>
    <style:style style:name="T18_128" style:family="text"/>
    <style:style style:name="T18_129" style:family="text"/>
    <style:style style:name="T18_130" style:family="text"/>
    <style:style style:name="T18_131" style:family="text"/>
    <style:style style:name="T18_132" style:family="text"/>
    <style:style style:name="T18_133" style:family="text"/>
    <style:style style:name="T18_134" style:family="text"/>
    <style:style style:name="T18_135" style:family="text"/>
    <style:style style:name="T18_136" style:family="text"/>
    <style:style style:name="T18_137" style:family="text"/>
    <style:style style:name="T18_138" style:family="text"/>
    <style:style style:name="T18_139" style:family="text"/>
    <style:style style:name="T18_140" style:family="text"/>
    <style:style style:name="T18_141" style:family="text" style:parent-style-name="Standard"/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7" style:family="text" style:parent-style-name="Standard"/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T20_143" style:family="text"/>
    <style:style style:name="T20_144" style:family="text"/>
    <style:style style:name="T20_145" style:family="text"/>
    <style:style style:name="T20_146" style:family="text"/>
    <style:style style:name="T20_147" style:family="text"/>
    <style:style style:name="T20_148" style:family="text"/>
    <style:style style:name="T20_149" style:family="text"/>
    <style:style style:name="T20_150" style:family="text"/>
    <style:style style:name="T20_151" style:family="text"/>
    <style:style style:name="T20_152" style:family="text"/>
    <style:style style:name="T20_153" style:family="text"/>
    <style:style style:name="T20_154" style:family="text"/>
    <style:style style:name="T20_155" style:family="text"/>
    <style:style style:name="T20_156" style:family="text"/>
    <style:style style:name="T20_157" style:family="text"/>
    <style:style style:name="T20_158" style:family="text"/>
    <style:style style:name="T20_159" style:family="text"/>
    <style:style style:name="T20_160" style:family="text"/>
    <style:style style:name="T20_161" style:family="text"/>
    <style:style style:name="T20_162" style:family="text"/>
    <style:style style:name="T20_163" style:family="text"/>
    <style:style style:name="T20_164" style:family="text"/>
    <style:style style:name="T20_165" style:family="text"/>
    <style:style style:name="T20_166" style:family="text"/>
    <style:style style:name="T20_167" style:family="text"/>
    <style:style style:name="T20_168" style:family="text"/>
    <style:style style:name="T20_169" style:family="text"/>
    <style:style style:name="T20_170" style:family="text"/>
    <style:style style:name="T20_171" style:family="text"/>
    <style:style style:name="T20_172" style:family="text"/>
    <style:style style:name="P21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22" style:family="paragraph" style:parent-style-name="Standard">
      <style:paragraph-properties fo:text-align="center" fo:break-before="auto" fo:line-height="100%" style:writing-mode="lr-tb"/>
    </style:style>
    <style:style style:name="P23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24" style:family="paragraph" style:parent-style-name="Standard">
      <style:paragraph-properties fo:break-before="auto" fo:line-height="100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T24_113" style:family="text"/>
    <style:style style:name="T24_114" style:family="text"/>
    <style:style style:name="T24_115" style:family="text"/>
    <style:style style:name="T24_116" style:family="text"/>
    <style:style style:name="T24_117" style:family="text"/>
    <style:style style:name="T24_118" style:family="text"/>
    <style:style style:name="T24_119" style:family="text"/>
    <style:style style:name="T24_120" style:family="text"/>
    <style:style style:name="T24_121" style:family="text"/>
    <style:style style:name="T24_122" style:family="text"/>
    <style:style style:name="T24_123" style:family="text"/>
    <style:style style:name="T24_124" style:family="text"/>
    <style:style style:name="T24_125" style:family="text"/>
    <style:style style:name="T24_126" style:family="text"/>
    <style:style style:name="T24_127" style:family="text"/>
    <style:style style:name="T24_128" style:family="text"/>
    <style:style style:name="T24_129" style:family="text"/>
    <style:style style:name="T24_130" style:family="text"/>
    <style:style style:name="T24_131" style:family="text"/>
    <style:style style:name="T24_132" style:family="text"/>
    <style:style style:name="T24_133" style:family="text"/>
    <style:style style:name="T24_134" style:family="text"/>
    <style:style style:name="T24_135" style:family="text"/>
    <style:style style:name="T24_136" style:family="text"/>
    <style:style style:name="T24_137" style:family="text"/>
    <style:style style:name="T24_138" style:family="text"/>
    <style:style style:name="T24_139" style:family="text"/>
    <style:style style:name="T24_140" style:family="text"/>
    <style:style style:name="T24_141" style:family="text"/>
    <style:style style:name="T24_142" style:family="text"/>
    <style:style style:name="T24_143" style:family="text"/>
    <style:style style:name="T24_144" style:family="text"/>
    <style:style style:name="T24_145" style:family="text"/>
    <style:style style:name="T24_146" style:family="text"/>
    <style:style style:name="T24_147" style:family="text"/>
    <style:style style:name="T24_148" style:family="text"/>
    <style:style style:name="T24_149" style:family="text"/>
    <style:style style:name="T24_150" style:family="text"/>
    <style:style style:name="T24_151" style:family="text"/>
    <style:style style:name="T24_152" style:family="text"/>
    <style:style style:name="T24_153" style:family="text"/>
    <style:style style:name="T24_154" style:family="text"/>
    <style:style style:name="T24_155" style:family="text"/>
    <style:style style:name="T24_156" style:family="text"/>
    <style:style style:name="T24_157" style:family="text"/>
    <style:style style:name="T24_158" style:family="text"/>
    <style:style style:name="T24_159" style:family="text"/>
    <style:style style:name="T24_160" style:family="text"/>
    <style:style style:name="T24_161" style:family="text"/>
    <style:style style:name="T24_162" style:family="text"/>
    <style:style style:name="T24_163" style:family="text"/>
    <style:style style:name="T24_164" style:family="text"/>
    <style:style style:name="T24_165" style:family="text"/>
    <style:style style:name="T24_166" style:family="text"/>
    <style:style style:name="T24_167" style:family="text"/>
    <style:style style:name="T24_168" style:family="text"/>
    <style:style style:name="T24_169" style:family="text"/>
    <style:style style:name="T24_170" style:family="text"/>
    <style:style style:name="T24_171" style:family="text"/>
    <style:style style:name="T24_172" style:family="text"/>
    <style:style style:name="T24_173" style:family="text"/>
    <style:style style:name="T24_174" style:family="text"/>
    <style:style style:name="T24_175" style:family="text"/>
    <style:style style:name="T24_176" style:family="text"/>
    <style:style style:name="T24_177" style:family="text"/>
    <style:style style:name="T24_178" style:family="text"/>
    <style:style style:name="T24_179" style:family="text"/>
    <style:style style:name="T24_180" style:family="text"/>
    <style:style style:name="T24_181" style:family="text"/>
    <style:style style:name="T24_182" style:family="text"/>
    <style:style style:name="T24_183" style:family="text"/>
    <style:style style:name="T24_184" style:family="text"/>
    <style:style style:name="T24_185" style:family="text"/>
    <style:style style:name="T24_186" style:family="text"/>
    <style:style style:name="T24_187" style:family="text"/>
    <style:style style:name="T24_188" style:family="text"/>
    <style:style style:name="T24_189" style:family="text"/>
    <style:style style:name="T24_190" style:family="text"/>
    <style:style style:name="T24_191" style:family="text"/>
    <style:style style:name="T24_192" style:family="text"/>
    <style:style style:name="T24_193" style:family="text"/>
    <style:style style:name="T24_194" style:family="text"/>
    <style:style style:name="T24_195" style:family="text"/>
    <style:style style:name="T24_196" style:family="text"/>
    <style:style style:name="T24_197" style:family="text"/>
    <style:style style:name="T24_198" style:family="text"/>
    <style:style style:name="T24_199" style:family="text"/>
    <style:style style:name="T24_200" style:family="text"/>
    <style:style style:name="T24_201" style:family="text"/>
    <style:style style:name="T24_202" style:family="text"/>
    <style:style style:name="T24_203" style:family="text"/>
    <style:style style:name="T24_204" style:family="text"/>
    <style:style style:name="T24_205" style:family="text"/>
    <style:style style:name="T24_206" style:family="text"/>
    <style:style style:name="T24_207" style:family="text"/>
    <style:style style:name="T24_208" style:family="text"/>
    <style:style style:name="T24_209" style:family="text"/>
    <style:style style:name="T24_210" style:family="text"/>
    <style:style style:name="T24_211" style:family="text"/>
    <style:style style:name="T24_212" style:family="text"/>
    <style:style style:name="T24_213" style:family="text"/>
    <style:style style:name="T24_214" style:family="text"/>
    <style:style style:name="T24_215" style:family="text"/>
    <style:style style:name="T24_216" style:family="text"/>
    <style:style style:name="T24_217" style:family="text"/>
    <style:style style:name="T24_218" style:family="text"/>
    <style:style style:name="T24_219" style:family="text"/>
    <style:style style:name="T24_220" style:family="text"/>
    <style:style style:name="T24_221" style:family="text"/>
    <style:style style:name="T24_222" style:family="text"/>
    <style:style style:name="T24_223" style:family="text"/>
    <style:style style:name="T24_224" style:family="text"/>
    <style:style style:name="T24_225" style:family="text"/>
    <style:style style:name="T24_226" style:family="text"/>
    <style:style style:name="T24_227" style:family="text"/>
    <style:style style:name="T24_228" style:family="text"/>
    <style:style style:name="T24_229" style:family="text"/>
    <style:style style:name="T24_230" style:family="text"/>
    <style:style style:name="T24_231" style:family="text"/>
    <style:style style:name="T24_232" style:family="text"/>
    <style:style style:name="T24_233" style:family="text"/>
    <style:style style:name="T24_234" style:family="text"/>
    <style:style style:name="T24_235" style:family="text"/>
    <style:style style:name="T24_236" style:family="text"/>
    <style:style style:name="T24_237" style:family="text"/>
    <style:style style:name="T24_238" style:family="text"/>
    <style:style style:name="T24_239" style:family="text"/>
    <style:style style:name="T24_240" style:family="text"/>
    <style:style style:name="T24_241" style:family="text"/>
    <style:style style:name="T24_242" style:family="text"/>
    <style:style style:name="T24_243" style:family="text"/>
    <style:style style:name="T24_244" style:family="text"/>
    <style:style style:name="T24_245" style:family="text"/>
    <style:style style:name="T24_246" style:family="text"/>
    <style:style style:name="T24_247" style:family="text"/>
    <style:style style:name="T24_248" style:family="text"/>
    <style:style style:name="T24_249" style:family="text"/>
    <style:style style:name="T24_250" style:family="text"/>
    <style:style style:name="T24_251" style:family="text"/>
    <style:style style:name="T24_252" style:family="text"/>
    <style:style style:name="T24_253" style:family="text"/>
    <style:style style:name="T24_254" style:family="text"/>
    <style:style style:name="T24_255" style:family="text"/>
    <style:style style:name="T24_256" style:family="text"/>
    <style:style style:name="T24_257" style:family="text"/>
    <style:style style:name="T24_258" style:family="text"/>
    <style:style style:name="T24_259" style:family="text"/>
    <style:style style:name="T24_260" style:family="text"/>
    <style:style style:name="T24_261" style:family="text"/>
    <style:style style:name="T24_262" style:family="text"/>
    <style:style style:name="T24_263" style:family="text"/>
    <style:style style:name="T24_264" style:family="text"/>
    <style:style style:name="T24_265" style:family="text"/>
    <style:style style:name="T24_266" style:family="text"/>
    <style:style style:name="T24_267" style:family="text"/>
    <style:style style:name="T24_268" style:family="text"/>
    <style:style style:name="T24_269" style:family="text"/>
    <style:style style:name="T24_270" style:family="text"/>
    <style:style style:name="T24_271" style:family="text"/>
    <style:style style:name="T24_272" style:family="text"/>
    <style:style style:name="T24_273" style:family="text"/>
    <style:style style:name="T24_274" style:family="text"/>
    <style:style style:name="T24_275" style:family="text"/>
    <style:style style:name="T24_276" style:family="text"/>
    <style:style style:name="T24_277" style:family="text"/>
    <style:style style:name="T24_278" style:family="text"/>
    <style:style style:name="T24_279" style:family="text"/>
    <style:style style:name="T24_280" style:family="text"/>
    <style:style style:name="T24_281" style:family="text"/>
    <style:style style:name="T24_282" style:family="text"/>
    <style:style style:name="T24_283" style:family="text"/>
    <style:style style:name="T24_284" style:family="text"/>
    <style:style style:name="T24_285" style:family="text"/>
    <style:style style:name="T24_286" style:family="text"/>
    <style:style style:name="T24_287" style:family="text"/>
    <style:style style:name="T24_288" style:family="text"/>
    <style:style style:name="T24_289" style:family="text"/>
    <style:style style:name="T24_290" style:family="text"/>
    <style:style style:name="T24_291" style:family="text"/>
    <style:style style:name="T24_292" style:family="text"/>
    <style:style style:name="T24_293" style:family="text"/>
    <style:style style:name="T24_294" style:family="text"/>
    <style:style style:name="T24_295" style:family="text"/>
    <style:style style:name="T24_296" style:family="text"/>
    <style:style style:name="T24_297" style:family="text"/>
    <style:style style:name="T24_298" style:family="text"/>
    <style:style style:name="T24_299" style:family="text"/>
    <style:style style:name="T24_300" style:family="text"/>
    <style:style style:name="T24_301" style:family="text"/>
    <style:style style:name="T24_302" style:family="text"/>
    <style:style style:name="T24_303" style:family="text"/>
    <style:style style:name="T24_304" style:family="text"/>
    <style:style style:name="T24_305" style:family="text"/>
    <style:style style:name="T24_306" style:family="text"/>
    <style:style style:name="T24_307" style:family="text"/>
    <style:style style:name="T24_308" style:family="text"/>
    <style:style style:name="T24_309" style:family="text"/>
    <style:style style:name="T24_310" style:family="text"/>
    <style:style style:name="T24_311" style:family="text"/>
    <style:style style:name="T24_312" style:family="text"/>
    <style:style style:name="T24_313" style:family="text"/>
    <style:style style:name="T24_314" style:family="text"/>
    <style:style style:name="T24_315" style:family="text"/>
    <style:style style:name="T24_316" style:family="text"/>
    <style:style style:name="T24_317" style:family="text"/>
    <style:style style:name="T24_318" style:family="text"/>
    <style:style style:name="T24_319" style:family="text"/>
    <style:style style:name="T24_320" style:family="text"/>
    <style:style style:name="T24_321" style:family="text"/>
    <style:style style:name="T24_322" style:family="text"/>
    <style:style style:name="T24_323" style:family="text"/>
    <style:style style:name="T24_324" style:family="text"/>
    <style:style style:name="T24_325" style:family="text"/>
    <style:style style:name="T24_326" style:family="text"/>
    <style:style style:name="T24_327" style:family="text"/>
    <style:style style:name="T24_328" style:family="text"/>
    <style:style style:name="T24_329" style:family="text"/>
    <style:style style:name="T24_330" style:family="text"/>
    <style:style style:name="T24_331" style:family="text"/>
    <style:style style:name="T24_332" style:family="text"/>
    <style:style style:name="T24_333" style:family="text"/>
    <style:style style:name="T24_334" style:family="text"/>
    <style:style style:name="T24_335" style:family="text"/>
    <style:style style:name="T24_336" style:family="text"/>
    <style:style style:name="T24_337" style:family="text"/>
    <style:style style:name="T24_338" style:family="text"/>
    <style:style style:name="T24_339" style:family="text"/>
    <style:style style:name="T24_340" style:family="text"/>
    <style:style style:name="T24_341" style:family="text"/>
    <style:style style:name="T24_342" style:family="text"/>
    <style:style style:name="T24_343" style:family="text"/>
    <style:style style:name="T24_344" style:family="text"/>
    <style:style style:name="T24_345" style:family="text"/>
    <style:style style:name="T24_346" style:family="text"/>
    <style:style style:name="T24_347" style:family="text"/>
    <style:style style:name="T24_348" style:family="text"/>
    <style:style style:name="T24_349" style:family="text"/>
    <style:style style:name="T24_350" style:family="text"/>
    <style:style style:name="T24_351" style:family="text"/>
    <style:style style:name="T24_352" style:family="text"/>
    <style:style style:name="T24_353" style:family="text"/>
    <style:style style:name="T24_354" style:family="text"/>
    <style:style style:name="T24_355" style:family="text"/>
    <style:style style:name="T24_356" style:family="text"/>
    <style:style style:name="T24_357" style:family="text"/>
    <style:style style:name="T24_358" style:family="text"/>
    <style:style style:name="T24_359" style:family="text"/>
    <style:style style:name="T24_360" style:family="text"/>
    <style:style style:name="T24_361" style:family="text"/>
    <style:style style:name="T24_362" style:family="text"/>
    <style:style style:name="T24_363" style:family="text"/>
    <style:style style:name="T24_364" style:family="text"/>
    <style:style style:name="T24_365" style:family="text"/>
    <style:style style:name="T24_366" style:family="text"/>
    <style:style style:name="T24_367" style:family="text"/>
    <style:style style:name="T24_368" style:family="text"/>
    <style:style style:name="T24_369" style:family="text"/>
    <style:style style:name="T24_370" style:family="text"/>
    <style:style style:name="T24_371" style:family="text"/>
    <style:style style:name="T24_372" style:family="text"/>
    <style:style style:name="T24_373" style:family="text"/>
    <style:style style:name="T24_374" style:family="text"/>
    <style:style style:name="T24_375" style:family="text"/>
    <style:style style:name="T24_376" style:family="text"/>
    <style:style style:name="T24_377" style:family="text"/>
    <style:style style:name="T24_378" style:family="text"/>
    <style:style style:name="T24_379" style:family="text"/>
    <style:style style:name="T24_380" style:family="text"/>
    <style:style style:name="T24_381" style:family="text"/>
    <style:style style:name="T24_382" style:family="text"/>
    <style:style style:name="T24_383" style:family="text"/>
    <style:style style:name="T24_384" style:family="text"/>
    <style:style style:name="T24_385" style:family="text"/>
    <style:style style:name="T24_386" style:family="text"/>
    <style:style style:name="T24_387" style:family="text"/>
    <style:style style:name="T24_388" style:family="text"/>
    <style:style style:name="T24_389" style:family="text"/>
    <style:style style:name="T24_390" style:family="text"/>
    <style:style style:name="T24_391" style:family="text"/>
    <style:style style:name="T24_392" style:family="text"/>
    <style:style style:name="T24_393" style:family="text"/>
    <style:style style:name="T24_394" style:family="text"/>
    <style:style style:name="T24_395" style:family="text"/>
    <style:style style:name="T24_396" style:family="text"/>
    <style:style style:name="T24_397" style:family="text"/>
    <style:style style:name="T24_398" style:family="text"/>
    <style:style style:name="T24_399" style:family="text"/>
    <style:style style:name="T24_400" style:family="text"/>
    <style:style style:name="T24_401" style:family="text"/>
    <style:style style:name="T24_402" style:family="text"/>
    <style:style style:name="T24_403" style:family="text"/>
    <style:style style:name="T24_404" style:family="text"/>
    <style:style style:name="T24_405" style:family="text"/>
    <style:style style:name="T24_406" style:family="text"/>
    <style:style style:name="T24_407" style:family="text"/>
    <style:style style:name="T24_408" style:family="text"/>
    <style:style style:name="T24_409" style:family="text"/>
    <style:style style:name="T24_410" style:family="text"/>
    <style:style style:name="T24_411" style:family="text"/>
    <style:style style:name="T24_412" style:family="text"/>
    <style:style style:name="T24_413" style:family="text"/>
    <style:style style:name="T24_414" style:family="text"/>
    <style:style style:name="T24_415" style:family="text"/>
    <style:style style:name="T24_416" style:family="text"/>
    <style:style style:name="T24_417" style:family="text"/>
    <style:style style:name="T24_418" style:family="text"/>
    <style:style style:name="T24_419" style:family="text"/>
    <style:style style:name="T24_420" style:family="text"/>
    <style:style style:name="T24_421" style:family="text"/>
    <style:style style:name="T24_422" style:family="text"/>
    <style:style style:name="T24_423" style:family="text"/>
    <style:style style:name="T24_424" style:family="text"/>
    <style:style style:name="T24_425" style:family="text"/>
    <style:style style:name="T24_426" style:family="text"/>
    <style:style style:name="T24_427" style:family="text"/>
    <style:style style:name="T24_428" style:family="text"/>
    <style:style style:name="T24_429" style:family="text"/>
    <style:style style:name="T24_430" style:family="text"/>
    <style:style style:name="T24_431" style:family="text"/>
    <style:style style:name="T24_432" style:family="text"/>
    <style:style style:name="T24_433" style:family="text"/>
    <style:style style:name="T24_434" style:family="text"/>
    <style:style style:name="T24_435" style:family="text"/>
    <style:style style:name="T24_436" style:family="text"/>
    <style:style style:name="T24_437" style:family="text"/>
    <style:style style:name="T24_438" style:family="text"/>
    <style:style style:name="T24_439" style:family="text"/>
    <style:style style:name="T24_440" style:family="text"/>
    <style:style style:name="T24_441" style:family="text"/>
    <style:style style:name="T24_442" style:family="text"/>
    <style:style style:name="T24_443" style:family="text"/>
    <style:style style:name="T24_444" style:family="text"/>
    <style:style style:name="T24_445" style:family="text"/>
    <style:style style:name="T24_446" style:family="text"/>
    <style:style style:name="T24_447" style:family="text"/>
    <style:style style:name="T24_448" style:family="text"/>
    <style:style style:name="T24_449" style:family="text"/>
    <style:style style:name="T24_450" style:family="text"/>
    <style:style style:name="T24_451" style:family="text"/>
    <style:style style:name="T24_452" style:family="text"/>
    <style:style style:name="T24_453" style:family="text"/>
    <style:style style:name="T24_454" style:family="text"/>
    <style:style style:name="T24_455" style:family="text"/>
    <style:style style:name="T24_456" style:family="text"/>
    <style:style style:name="T24_457" style:family="text"/>
    <style:style style:name="T24_458" style:family="text"/>
    <style:style style:name="T24_459" style:family="text"/>
    <style:style style:name="T24_460" style:family="text"/>
    <style:style style:name="T24_461" style:family="text"/>
    <style:style style:name="T24_462" style:family="text"/>
    <style:style style:name="T24_463" style:family="text"/>
    <style:style style:name="T24_464" style:family="text"/>
    <style:style style:name="T24_465" style:family="text"/>
    <style:style style:name="T24_466" style:family="text"/>
    <style:style style:name="T24_467" style:family="text"/>
    <style:style style:name="T24_468" style:family="text"/>
    <style:style style:name="T24_469" style:family="text"/>
    <style:style style:name="T24_470" style:family="text"/>
    <style:style style:name="T24_471" style:family="text"/>
    <style:style style:name="T24_472" style:family="text"/>
    <style:style style:name="T24_473" style:family="text"/>
    <style:style style:name="T24_474" style:family="text"/>
    <style:style style:name="T24_475" style:family="text"/>
    <style:style style:name="T24_476" style:family="text"/>
    <style:style style:name="T24_477" style:family="text"/>
    <style:style style:name="T24_478" style:family="text"/>
    <style:style style:name="T24_479" style:family="text"/>
    <style:style style:name="T24_480" style:family="text"/>
    <style:style style:name="T24_481" style:family="text"/>
    <style:style style:name="T24_482" style:family="text"/>
    <style:style style:name="T24_483" style:family="text"/>
    <style:style style:name="T24_484" style:family="text"/>
    <style:style style:name="T24_485" style:family="text"/>
    <style:style style:name="T24_486" style:family="text"/>
    <style:style style:name="T24_487" style:family="text"/>
    <style:style style:name="T24_488" style:family="text"/>
    <style:style style:name="T24_489" style:family="text"/>
    <style:style style:name="T24_490" style:family="text"/>
    <style:style style:name="T24_491" style:family="text"/>
    <style:style style:name="T24_492" style:family="text"/>
    <style:style style:name="T24_493" style:family="text"/>
    <style:style style:name="T24_494" style:family="text"/>
    <style:style style:name="T24_495" style:family="text"/>
    <style:style style:name="T24_496" style:family="text"/>
    <style:style style:name="T24_497" style:family="text"/>
    <style:style style:name="T24_498" style:family="text"/>
    <style:style style:name="T24_499" style:family="text"/>
    <style:style style:name="T24_500" style:family="text"/>
    <style:style style:name="T24_501" style:family="text"/>
    <style:style style:name="T24_502" style:family="text"/>
    <style:style style:name="T24_503" style:family="text"/>
    <style:style style:name="T24_504" style:family="text"/>
    <style:style style:name="T24_505" style:family="text"/>
    <style:style style:name="T24_506" style:family="text"/>
    <style:style style:name="T24_507" style:family="text"/>
    <style:style style:name="T24_508" style:family="text"/>
    <style:style style:name="T24_509" style:family="text"/>
    <style:style style:name="T24_510" style:family="text"/>
    <style:style style:name="T24_511" style:family="text"/>
    <style:style style:name="T24_512" style:family="text"/>
    <style:style style:name="T24_513" style:family="text"/>
    <style:style style:name="T24_514" style:family="text"/>
    <style:style style:name="T24_515" style:family="text"/>
    <style:style style:name="T24_516" style:family="text"/>
    <style:style style:name="T24_517" style:family="text"/>
    <style:style style:name="T24_518" style:family="text"/>
    <style:style style:name="T24_519" style:family="text"/>
    <style:style style:name="T24_520" style:family="text"/>
    <style:style style:name="T24_521" style:family="text"/>
    <style:style style:name="T24_522" style:family="text"/>
    <style:style style:name="T24_523" style:family="text"/>
    <style:style style:name="T24_524" style:family="text"/>
    <style:style style:name="T24_525" style:family="text"/>
    <style:style style:name="T24_526" style:family="text"/>
    <style:style style:name="T24_527" style:family="text"/>
    <style:style style:name="T24_528" style:family="text"/>
    <style:style style:name="T24_529" style:family="text"/>
    <style:style style:name="T24_530" style:family="text"/>
    <style:style style:name="T24_531" style:family="text"/>
    <style:style style:name="T24_532" style:family="text"/>
    <style:style style:name="T24_533" style:family="text"/>
    <style:style style:name="T24_534" style:family="text"/>
    <style:style style:name="T24_535" style:family="text"/>
    <style:style style:name="T24_536" style:family="text"/>
    <style:style style:name="T24_537" style:family="text"/>
    <style:style style:name="T24_538" style:family="text"/>
    <style:style style:name="T24_539" style:family="text"/>
    <style:style style:name="T24_540" style:family="text"/>
    <style:style style:name="T24_541" style:family="text"/>
    <style:style style:name="T24_542" style:family="text"/>
    <style:style style:name="T24_543" style:family="text"/>
    <style:style style:name="T24_544" style:family="text"/>
    <style:style style:name="T24_545" style:family="text"/>
    <style:style style:name="T24_546" style:family="text"/>
    <style:style style:name="T24_547" style:family="text"/>
    <style:style style:name="T24_548" style:family="text"/>
    <style:style style:name="T24_549" style:family="text"/>
    <style:style style:name="T24_550" style:family="text"/>
    <style:style style:name="T24_551" style:family="text"/>
    <style:style style:name="T24_552" style:family="text"/>
    <style:style style:name="T24_553" style:family="text"/>
    <style:style style:name="T24_554" style:family="text"/>
    <style:style style:name="P25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26" style:family="paragraph" style:parent-style-name="Standard">
      <style:paragraph-properties fo:break-before="auto" fo:line-height="100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P27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28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29" style:family="paragraph" style:parent-style-name="Standard">
      <style:paragraph-properties fo:break-before="auto" fo:line-height="100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T29_99" style:family="text"/>
    <style:style style:name="T29_100" style:family="text"/>
    <style:style style:name="T29_101" style:family="text"/>
    <style:style style:name="T29_102" style:family="text"/>
    <style:style style:name="T29_103" style:family="text"/>
    <style:style style:name="T29_104" style:family="text"/>
    <style:style style:name="T29_105" style:family="text"/>
    <style:style style:name="T29_106" style:family="text"/>
    <style:style style:name="T29_107" style:family="text"/>
    <style:style style:name="T29_108" style:family="text"/>
    <style:style style:name="T29_109" style:family="text"/>
    <style:style style:name="T29_110" style:family="text"/>
    <style:style style:name="T29_111" style:family="text"/>
    <style:style style:name="T29_112" style:family="text"/>
    <style:style style:name="T29_113" style:family="text"/>
    <style:style style:name="T29_114" style:family="text"/>
    <style:style style:name="T29_115" style:family="text"/>
    <style:style style:name="T29_116" style:family="text"/>
    <style:style style:name="P30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31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32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33" style:family="paragraph" style:parent-style-name="Standard">
      <style:paragraph-properties fo:break-before="auto" fo:line-height="100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>
      <style:text-properties fo:color="#000080" style:text-underline-style="solid" style:text-underline-color="font-color"/>
    </style:style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>
      <style:text-properties fo:color="#000080" style:text-underline-style="solid" style:text-underline-color="font-color"/>
    </style:style>
    <style:style style:name="T33_10" style:family="text"/>
    <style:style style:name="T33_11" style:family="text">
      <style:text-properties fo:color="#000080" style:text-underline-style="solid" style:text-underline-color="font-color"/>
    </style:style>
    <style:style style:name="T33_12" style:family="text"/>
    <style:style style:name="T33_13" style:family="text">
      <style:text-properties fo:color="#000080" style:text-underline-style="solid" style:text-underline-color="font-color"/>
    </style:style>
    <style:style style:name="T33_14" style:family="text"/>
    <style:style style:name="P34" style:family="paragraph" style:parent-style-name="Standard">
      <style:paragraph-properties fo:break-before="auto" fo:line-height="100%" style:writing-mode="lr-tb"/>
    </style:style>
    <style:style style:name="T34_1" style:family="text"/>
    <style:style style:name="T34_2" style:family="text">
      <style:text-properties fo:color="#000080" style:text-underline-style="solid" style:text-underline-color="font-color"/>
    </style:style>
    <style:style style:name="T34_3" style:family="text"/>
    <style:style style:name="T34_4" style:family="text">
      <style:text-properties fo:color="#000080" style:text-underline-style="solid" style:text-underline-color="font-color"/>
    </style:style>
    <style:style style:name="T34_5" style:family="text"/>
    <style:style style:name="T34_6" style:family="text">
      <style:text-properties fo:color="#000080" style:text-underline-style="solid" style:text-underline-color="font-color"/>
    </style:style>
    <style:style style:name="T34_7" style:family="text"/>
    <style:style style:name="T34_8" style:family="text">
      <style:text-properties fo:color="#000080" style:text-underline-style="solid" style:text-underline-color="font-color"/>
    </style:style>
    <style:style style:name="T34_9" style:family="text"/>
    <style:style style:name="T34_10" style:family="text">
      <style:text-properties fo:color="#000080" style:text-underline-style="solid" style:text-underline-color="font-color"/>
    </style:style>
    <style:style style:name="T34_11" style:family="text"/>
    <style:style style:name="T34_12" style:family="text">
      <style:text-properties fo:color="#000080" style:text-underline-style="solid" style:text-underline-color="font-color"/>
    </style:style>
    <style:style style:name="T34_13" style:family="text"/>
    <style:style style:name="T34_14" style:family="text">
      <style:text-properties fo:color="#000080" style:text-underline-style="solid" style:text-underline-color="font-color"/>
    </style:style>
    <style:style style:name="T34_15" style:family="text"/>
    <style:style style:name="T34_16" style:family="text">
      <style:text-properties fo:color="#000080" style:text-underline-style="solid" style:text-underline-color="font-color"/>
    </style:style>
    <style:style style:name="T34_17" style:family="text"/>
    <style:style style:name="T34_18" style:family="text">
      <style:text-properties fo:color="#000080" style:text-underline-style="solid" style:text-underline-color="font-color"/>
    </style:style>
    <style:style style:name="P35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36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37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38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  <style:style style:name="P39" style:family="paragraph" style:parent-style-name="Standard">
      <style:paragraph-properties fo:break-before="auto" fo:line-height="100%" style:writing-mode="lr-tb"/>
      <style:text-properties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/>
    </style:style>
  </office:automatic-styles>
  <office:body>
    <office:text>
      <text:p text:style-name="P1"><text:span text:style-name="T1_1">Recenzja</text:span><text:span text:style-name="T1_2"><text:s/></text:span><text:span text:style-name="T1_3">Obrazków</text:span><text:span text:style-name="T1_4">:<text:s/></text:span><text:span text:style-name="T1_5">Skajusblog</text:span></text:p>
      <text:p text:style-name="P2"/>
      <text:p text:style-name="P3"><text:span text:style-name="T3_1">Witam</text:span><text:span text:style-name="T3_2"><text:s/></text:span><text:span text:style-name="T3_3">w</text:span><text:span text:style-name="T3_4"><text:s/></text:span><text:span text:style-name="T3_5">moim</text:span><text:span text:style-name="T3_6"><text:s/></text:span><text:span text:style-name="T3_7">artykule</text:span><text:span text:style-name="T3_8">.<text:s/></text:span><text:span text:style-name="T3_9">Zrecenzuję</text:span><text:span text:style-name="T3_10"><text:s/></text:span><text:span text:style-name="T3_11">dzisiaj</text:span><text:span text:style-name="T3_12"><text:s/></text:span><text:span text:style-name="T3_13">obrazki</text:span><text:span text:style-name="T3_14"><text:s/></text:span><text:span text:style-name="T3_15">zamieszczone</text:span><text:span text:style-name="T3_16"><text:s/></text:span><text:span text:style-name="T3_17">na</text:span><text:span text:style-name="T3_18"><text:s/></text:span><text:span text:style-name="T3_19">stronie</text:span><text:span text:style-name="T3_20"><text:a xlink:type="simple" xlink:href="http://skajus.blogspot.com/p/galeria.html"><text:span text:style-name="T3_21"><text:s/>„50<text:s/></text:span></text:a></text:span><text:span text:style-name="T3_22"><text:a xlink:type="simple" xlink:href="http://skajus.blogspot.com/p/galeria.html"><text:span text:style-name="T3_23">Shades</text:span></text:a></text:span><text:span text:style-name="T3_24"><text:a xlink:type="simple" xlink:href="http://skajus.blogspot.com/p/galeria.html"><text:span text:style-name="T3_25"><text:s/></text:span></text:a></text:span><text:span text:style-name="T3_26"><text:a xlink:type="simple" xlink:href="http://skajus.blogspot.com/p/galeria.html"><text:span text:style-name="T3_27">of</text:span></text:a></text:span><text:span text:style-name="T3_28"><text:a xlink:type="simple" xlink:href="http://skajus.blogspot.com/p/galeria.html"><text:span text:style-name="T3_29"><text:s/></text:span></text:a></text:span><text:span text:style-name="T3_30"><text:a xlink:type="simple" xlink:href="http://skajus.blogspot.com/p/galeria.html"><text:span text:style-name="T3_31">Skay</text:span></text:a></text:span><text:span text:style-name="T3_32"><text:a xlink:type="simple" xlink:href="http://skajus.blogspot.com/p/galeria.html"><text:span text:style-name="T3_33">”</text:span></text:a></text:span><text:span text:style-name="T3_34">,<text:s/></text:span><text:span text:style-name="T3_35">będącej</text:span><text:span text:style-name="T3_36"><text:s/></text:span><text:span text:style-name="T3_37">elementem</text:span><text:span text:style-name="T3_38"><text:s/></text:span><text:span text:style-name="T3_39">bloga</text:span><text:span text:style-name="T3_40"><text:s/></text:span><text:span text:style-name="T3_41">opisującego</text:span><text:span text:style-name="T3_42"><text:s/></text:span><text:span text:style-name="T3_43">życie</text:span><text:span text:style-name="T3_44"><text:s/></text:span><text:span text:style-name="T3_45">typowego</text:span><text:span text:style-name="T3_46"><text:s/></text:span><text:span text:style-name="T3_47">studenta</text:span><text:span text:style-name="T3_48"><text:s/></text:span><text:span text:style-name="T3_49">medycyny</text:span><text:span text:style-name="T3_50">,<text:s/></text:span><text:span text:style-name="T3_51">który</text:span><text:span text:style-name="T3_52"><text:s/></text:span><text:span text:style-name="T3_53">w</text:span><text:span text:style-name="T3_54"><text:s/></text:span><text:span text:style-name="T3_55">czasie</text:span><text:span text:style-name="T3_56"><text:s/></text:span><text:span text:style-name="T3_57">wolnym</text:span><text:span text:style-name="T3_58"><text:s/></text:span><text:span text:style-name="T3_59">od</text:span><text:span text:style-name="T3_60"><text:s/></text:span><text:span text:style-name="T3_61">nauki</text:span><text:span text:style-name="T3_62"><text:s/></text:span><text:span text:style-name="T3_63">i</text:span><text:span text:style-name="T3_64"><text:s/></text:span><text:span text:style-name="T3_65">praktyk</text:span><text:span text:style-name="T3_66"><text:s/></text:span><text:span text:style-name="T3_67">gra</text:span><text:span text:style-name="T3_68"><text:s/></text:span><text:span text:style-name="T3_69">na</text:span><text:span text:style-name="T3_70"><text:s/></text:span><text:span text:style-name="T3_71">saksofonie</text:span><text:span text:style-name="T3_72">.</text:span></text:p>
      <text:p text:style-name="P4"/>
      <text:p text:style-name="P5"/>
      <text:p text:style-name="P6"/>
      <text:p text:style-name="P7"><text:span text:style-name="T7_1">Obrazek</text:span><text:span text:style-name="T7_2"><text:s/></text:span><text:span text:style-name="T7_3">numer</text:span><text:span text:style-name="T7_4"><text:s/></text:span><text:span text:style-name="T7_5">jeden</text:span><text:span text:style-name="T7_6"><text:s/></text:span><text:span text:style-name="T7_7">spodobał</text:span><text:span text:style-name="T7_8"><text:s/></text:span><text:span text:style-name="T7_9">mi</text:span><text:span text:style-name="T7_10"><text:s/></text:span><text:span text:style-name="T7_11">się</text:span><text:span text:style-name="T7_12">.<text:s/></text:span><text:span text:style-name="T7_13">Głównym</text:span><text:span text:style-name="T7_14"><text:s/></text:span><text:span text:style-name="T7_15">powodem</text:span><text:span text:style-name="T7_16"><text:s/></text:span><text:span text:style-name="T7_17">jest</text:span><text:span text:style-name="T7_18"><text:s/></text:span><text:span text:style-name="T7_19">dobra</text:span><text:span text:style-name="T7_20"><text:s/></text:span><text:span text:style-name="T7_21">ekspresja</text:span><text:span text:style-name="T7_22"><text:s/></text:span><text:span text:style-name="T7_23">pegaza</text:span><text:span text:style-name="T7_24"><text:s/>–<text:s/></text:span><text:span text:style-name="T7_25">naturalna</text:span><text:span text:style-name="T7_26"><text:s/></text:span><text:span text:style-name="T7_27">i</text:span><text:span text:style-name="T7_28"><text:s/></text:span><text:span text:style-name="T7_29">wyrazista</text:span><text:span text:style-name="T7_30">.<text:s/></text:span><text:span text:style-name="T7_31">Nieźle</text:span><text:span text:style-name="T7_32"><text:s/></text:span><text:span text:style-name="T7_33">wyszła</text:span><text:span text:style-name="T7_34"><text:s/></text:span><text:span text:style-name="T7_35">również</text:span><text:span text:style-name="T7_36"><text:s/></text:span><text:span text:style-name="T7_37">anatomia</text:span><text:span text:style-name="T7_38"><text:s/>–<text:s/></text:span><text:span text:style-name="T7_39">proporcje</text:span><text:span text:style-name="T7_40"><text:s/></text:span><text:span text:style-name="T7_41">są</text:span><text:span text:style-name="T7_42"><text:s/></text:span><text:span text:style-name="T7_43">prawidłowe</text:span><text:span text:style-name="T7_44">.<text:s/></text:span><text:span text:style-name="T7_45">O</text:span><text:span text:style-name="T7_46"><text:s/></text:span><text:span text:style-name="T7_47">wiele</text:span><text:span text:style-name="T7_48"><text:s/></text:span><text:span text:style-name="T7_49">lepiej</text:span><text:span text:style-name="T7_50"><text:s/></text:span><text:span text:style-name="T7_51">pod</text:span><text:span text:style-name="T7_52"><text:s/></text:span><text:span text:style-name="T7_53">tym</text:span><text:span text:style-name="T7_54"><text:s/></text:span><text:span text:style-name="T7_55">względem</text:span><text:span text:style-name="T7_56"><text:s/></text:span><text:span text:style-name="T7_57">wypada</text:span><text:span text:style-name="T7_58"><text:s/></text:span><text:span text:style-name="T7_59">uśmiechnięta</text:span><text:span text:style-name="T7_60"><text:s/></text:span><text:span text:style-name="T7_61">część</text:span><text:span text:style-name="T7_62"><text:s/>–<text:s/></text:span><text:span text:style-name="T7_63">kuce</text:span><text:span text:style-name="T7_64"><text:s/></text:span><text:span text:style-name="T7_65">z</text:span><text:span text:style-name="T7_66"><text:s/></text:span><text:span text:style-name="T7_67">MLP</text:span><text:span text:style-name="T7_68"><text:s/></text:span><text:span text:style-name="T7_69">mają</text:span><text:span text:style-name="T7_70"><text:s/></text:span><text:span text:style-name="T7_71">dość</text:span><text:span text:style-name="T7_72"><text:s/></text:span><text:span text:style-name="T7_73">łagodne</text:span><text:span text:style-name="T7_74"><text:s/></text:span><text:span text:style-name="T7_75">przejście</text:span><text:span text:style-name="T7_76"><text:s/></text:span><text:span text:style-name="T7_77">między</text:span><text:span text:style-name="T7_78"><text:s/></text:span><text:span text:style-name="T7_79">szyją</text:span><text:span text:style-name="T7_80"><text:s/></text:span><text:span text:style-name="T7_81">a</text:span><text:span text:style-name="T7_82"><text:s/></text:span><text:span text:style-name="T7_83">tułowiem</text:span><text:span text:style-name="T7_84">,<text:s/></text:span><text:span text:style-name="T7_85">natomiast</text:span><text:span text:style-name="T7_86"><text:s/></text:span><text:span text:style-name="T7_87">w</text:span><text:span text:style-name="T7_88"><text:s/></text:span><text:span text:style-name="T7_89">tej</text:span><text:span text:style-name="T7_90"><text:s/></text:span><text:span text:style-name="T7_91">smutnej</text:span><text:span text:style-name="T7_92"><text:s/></text:span><text:span text:style-name="T7_93">wyszło</text:span><text:span text:style-name="T7_94"><text:s/></text:span><text:span text:style-name="T7_95">za</text:span><text:span text:style-name="T7_96"><text:s/></text:span><text:span text:style-name="T7_97">ostro</text:span><text:span text:style-name="T7_98">.<text:s/></text:span><text:span text:style-name="T7_99">Kolorystyka</text:span><text:span text:style-name="T7_100"><text:s/></text:span><text:span text:style-name="T7_101">jest</text:span><text:span text:style-name="T7_102"><text:s/></text:span><text:span text:style-name="T7_103">czarno</text:span><text:span text:style-name="T7_104">-</text:span><text:span text:style-name="T7_105">biała</text:span><text:span text:style-name="T7_106">,<text:s/></text:span><text:span text:style-name="T7_107">ale</text:span><text:span text:style-name="T7_108"><text:s/></text:span><text:span text:style-name="T7_109">stanowi</text:span><text:span text:style-name="T7_110"><text:s/></text:span><text:span text:style-name="T7_111">to</text:span><text:span text:style-name="T7_112"><text:s/></text:span><text:span text:style-name="T7_113">część</text:span><text:span text:style-name="T7_114"><text:s/></text:span><text:span text:style-name="T7_115">stylu</text:span><text:span text:style-name="T7_116"><text:s/></text:span><text:span text:style-name="T7_117">artysty</text:span><text:span text:style-name="T7_118">,<text:s/></text:span><text:span text:style-name="T7_119">więc</text:span><text:span text:style-name="T7_120"><text:s/></text:span><text:span text:style-name="T7_121">nie</text:span><text:span text:style-name="T7_122"><text:s/></text:span><text:span text:style-name="T7_123">ma</text:span><text:span text:style-name="T7_124"><text:s/></text:span><text:span text:style-name="T7_125">czym</text:span><text:span text:style-name="T7_126"><text:s/></text:span><text:span text:style-name="T7_127">się</text:span><text:span text:style-name="T7_128"><text:s/></text:span><text:span text:style-name="T7_129">przejmować</text:span><text:span text:style-name="T7_130">,<text:s/></text:span><text:span text:style-name="T7_131">chociaż</text:span><text:span text:style-name="T7_132"><text:s/></text:span><text:span text:style-name="T7_133">pokolorowanie</text:span><text:span text:style-name="T7_134"><text:s/></text:span><text:span text:style-name="T7_135">pegaza</text:span><text:span text:style-name="T7_136"><text:s/></text:span><text:span text:style-name="T7_137">na</text:span><text:span text:style-name="T7_138"><text:s/></text:span><text:span text:style-name="T7_139">niebiesko</text:span><text:span text:style-name="T7_140"><text:s/></text:span><text:span text:style-name="T7_141">z</text:span><text:span text:style-name="T7_142"><text:s/></text:span><text:span text:style-name="T7_143">pewnością</text:span><text:span text:style-name="T7_144"><text:s/></text:span><text:span text:style-name="T7_145">by</text:span><text:span text:style-name="T7_146"><text:s/></text:span><text:span text:style-name="T7_147">nie</text:span><text:span text:style-name="T7_148"><text:s/></text:span><text:span text:style-name="T7_149">zaszkodziło</text:span><text:span text:style-name="T7_150">.<text:s/></text:span><text:span text:style-name="T7_151">W</text:span><text:span text:style-name="T7_152"><text:s/></text:span><text:span text:style-name="T7_153">to</text:span><text:span text:style-name="T7_154"><text:s/></text:span><text:span text:style-name="T7_155">wszystko</text:span><text:span text:style-name="T7_156"><text:s/></text:span><text:span text:style-name="T7_157">wspaniale</text:span><text:span text:style-name="T7_158"><text:s/></text:span><text:span text:style-name="T7_159">wpisane</text:span><text:span text:style-name="T7_160"><text:s/></text:span><text:span text:style-name="T7_161">są</text:span><text:span text:style-name="T7_162"><text:s/></text:span><text:span text:style-name="T7_163">słowa</text:span><text:span text:style-name="T7_164">;<text:s/></text:span><text:span text:style-name="T7_165">czytelne</text:span><text:span text:style-name="T7_166"><text:s/></text:span><text:span text:style-name="T7_167">i</text:span><text:span text:style-name="T7_168"><text:s/></text:span><text:span text:style-name="T7_169">nieprzecinające</text:span><text:span text:style-name="T7_170"><text:s/></text:span><text:span text:style-name="T7_171">konturów</text:span><text:span text:style-name="T7_172">.<text:s/></text:span><text:span text:style-name="T7_173">Nieco</text:span><text:span text:style-name="T7_174"><text:s/></text:span><text:span text:style-name="T7_175">dziwne</text:span><text:span text:style-name="T7_176"><text:s/></text:span><text:span text:style-name="T7_177">jest</text:span><text:span text:style-name="T7_178"><text:s/></text:span><text:span text:style-name="T7_179">cieniowanie</text:span><text:span text:style-name="T7_180"><text:s/>–<text:s/></text:span><text:span text:style-name="T7_181">na</text:span><text:span text:style-name="T7_182"><text:s/></text:span><text:span text:style-name="T7_183">okularach</text:span><text:span text:style-name="T7_184"><text:s/></text:span><text:span text:style-name="T7_185">widać</text:span><text:span text:style-name="T7_186"><text:s/></text:span><text:span text:style-name="T7_187">odbijające</text:span><text:span text:style-name="T7_188"><text:s/></text:span><text:span text:style-name="T7_189">się</text:span><text:span text:style-name="T7_190"><text:s/></text:span><text:span text:style-name="T7_191">promienie</text:span><text:span text:style-name="T7_192"><text:s/></text:span><text:span text:style-name="T7_193">słońca</text:span><text:span text:style-name="T7_194">,<text:s/></text:span><text:span text:style-name="T7_195">ale</text:span><text:span text:style-name="T7_196"><text:s/></text:span><text:span text:style-name="T7_197">część</text:span><text:span text:style-name="T7_198"><text:s/></text:span><text:span text:style-name="T7_199">grzywy</text:span><text:span text:style-name="T7_200"><text:s/></text:span><text:span text:style-name="T7_201">położona</text:span><text:span text:style-name="T7_202"><text:s/></text:span><text:span text:style-name="T7_203">na</text:span><text:span text:style-name="T7_204"><text:s/></text:span><text:span text:style-name="T7_205">szyi</text:span><text:span text:style-name="T7_206"><text:s/></text:span><text:span text:style-name="T7_207">ma</text:span><text:span text:style-name="T7_208"><text:s/></text:span><text:span text:style-name="T7_209">taką</text:span><text:span text:style-name="T7_210"><text:s/></text:span><text:span text:style-name="T7_211">samą</text:span><text:span text:style-name="T7_212"><text:s/></text:span><text:span text:style-name="T7_213">jasność</text:span><text:span text:style-name="T7_214"><text:s/></text:span><text:span text:style-name="T7_215">jak</text:span><text:span text:style-name="T7_216"><text:s/></text:span><text:span text:style-name="T7_217">ta</text:span><text:span text:style-name="T7_218"><text:s/></text:span><text:span text:style-name="T7_219">położona</text:span><text:span text:style-name="T7_220"><text:s/></text:span><text:span text:style-name="T7_221">z</text:span><text:span text:style-name="T7_222"><text:s/></text:span><text:span text:style-name="T7_223">przodu</text:span><text:span text:style-name="T7_224">,<text:s/></text:span><text:span text:style-name="T7_225">jednak</text:span><text:span text:style-name="T7_226"><text:s/></text:span><text:span text:style-name="T7_227">autor</text:span><text:span text:style-name="T7_228"><text:s/></text:span><text:span text:style-name="T7_229">normalnie</text:span><text:span text:style-name="T7_230"><text:s/></text:span><text:span text:style-name="T7_231">nie</text:span><text:span text:style-name="T7_232"><text:s/></text:span><text:span text:style-name="T7_233">odzwierciedla</text:span><text:span text:style-name="T7_234"><text:s/></text:span><text:span text:style-name="T7_235">kątu</text:span><text:span text:style-name="T7_236"><text:s/></text:span><text:span text:style-name="T7_237">badania</text:span><text:span text:style-name="T7_238"><text:s/></text:span><text:span text:style-name="T7_239">światła</text:span><text:span text:style-name="T7_240">,<text:s/></text:span><text:span text:style-name="T7_241">więc</text:span><text:span text:style-name="T7_242"><text:s/></text:span><text:span text:style-name="T7_243">uznaję</text:span><text:span text:style-name="T7_244"><text:s/></text:span><text:span text:style-name="T7_245">to</text:span><text:span text:style-name="T7_246"><text:s/></text:span><text:span text:style-name="T7_247">za</text:span><text:span text:style-name="T7_248"><text:s/></text:span><text:span text:style-name="T7_249">zrobione</text:span><text:span text:style-name="T7_250">,<text:s/>„</text:span><text:span text:style-name="T7_251">żeby</text:span><text:span text:style-name="T7_252"><text:s/></text:span><text:span text:style-name="T7_253">było</text:span><text:span text:style-name="T7_254"><text:s/></text:span><text:span text:style-name="T7_255">fajnie</text:span><text:span text:style-name="T7_256">”.<text:s/></text:span><text:span text:style-name="T7_257">Ostatnią</text:span><text:span text:style-name="T7_258"><text:s/></text:span><text:span text:style-name="T7_259">minimalną</text:span><text:span text:style-name="T7_260"><text:s/></text:span><text:span text:style-name="T7_261">wadą</text:span><text:span text:style-name="T7_262"><text:s/></text:span><text:span text:style-name="T7_263">jest</text:span><text:span text:style-name="T7_264"><text:s/></text:span><text:span text:style-name="T7_265">położenie</text:span><text:span text:style-name="T7_266"><text:s/></text:span><text:span text:style-name="T7_267">okularów</text:span><text:span text:style-name="T7_268"><text:s/></text:span><text:span text:style-name="T7_269">na</text:span><text:span text:style-name="T7_270"><text:s/></text:span><text:span text:style-name="T7_271">drugim</text:span><text:span text:style-name="T7_272"><text:s/></text:span><text:span text:style-name="T7_273">rysunku</text:span><text:span text:style-name="T7_274"><text:s/>–<text:s/></text:span><text:span text:style-name="T7_275">w</text:span><text:span text:style-name="T7_276"><text:s/></text:span><text:span text:style-name="T7_277">tym</text:span><text:span text:style-name="T7_278"><text:s/></text:span><text:span text:style-name="T7_279">miejscu</text:span><text:span text:style-name="T7_280"><text:s/></text:span><text:span text:style-name="T7_281">zjechałyby</text:span><text:span text:style-name="T7_282">,<text:s/></text:span><text:span text:style-name="T7_283">zanim</text:span><text:span text:style-name="T7_284"><text:s/></text:span><text:span text:style-name="T7_285">Skaj</text:span><text:span text:style-name="T7_286"><text:s/></text:span><text:span text:style-name="T7_287">dokończyłby</text:span><text:span text:style-name="T7_288"><text:s/>„</text:span><text:span text:style-name="T7_289">ale</text:span><text:span text:style-name="T7_290">”.<text:s/></text:span><text:span text:style-name="T7_291">Powinny</text:span><text:span text:style-name="T7_292"><text:s/></text:span><text:span text:style-name="T7_293">znajdować</text:span><text:span text:style-name="T7_294"><text:s/></text:span><text:span text:style-name="T7_295">się</text:span><text:span text:style-name="T7_296"><text:s/></text:span><text:span text:style-name="T7_297">nieco</text:span><text:span text:style-name="T7_298"><text:s/></text:span><text:span text:style-name="T7_299">wyżej</text:span><text:span text:style-name="T7_300"><text:s/></text:span><text:span text:style-name="T7_301">i</text:span><text:span text:style-name="T7_302"><text:s/></text:span><text:span text:style-name="T7_303">opierać</text:span><text:span text:style-name="T7_304"><text:s/></text:span><text:span text:style-name="T7_305">się</text:span><text:span text:style-name="T7_306"><text:s/></text:span><text:span text:style-name="T7_307">o</text:span><text:span text:style-name="T7_308"><text:s/></text:span><text:span text:style-name="T7_309">włosy</text:span><text:span text:style-name="T7_310">.</text:span></text:p>
      <text:p text:style-name="P8"><text:span text:style-name="T8_1"><text:line-break/></text:span></text:p>
      <text:p text:style-name="P9"/>
      <text:p text:style-name="P10"><text:span text:style-name="T10_1">Dzieło</text:span><text:span text:style-name="T10_2"><text:s/></text:span><text:span text:style-name="T10_3">drugie</text:span><text:span text:style-name="T10_4"><text:s/></text:span><text:span text:style-name="T10_5">ma</text:span><text:span text:style-name="T10_6"><text:s/></text:span><text:span text:style-name="T10_7">wysoką</text:span><text:span text:style-name="T10_8"><text:s/></text:span><text:span text:style-name="T10_9">jakość</text:span><text:span text:style-name="T10_10">.<text:s/></text:span><text:span text:style-name="T10_11">Anatomia</text:span><text:span text:style-name="T10_12"><text:s/></text:span><text:span text:style-name="T10_13">jest</text:span><text:span text:style-name="T10_14"><text:s/></text:span><text:span text:style-name="T10_15">prawidłowa</text:span><text:span text:style-name="T10_16">,<text:s/></text:span><text:span text:style-name="T10_17">tak</text:span><text:span text:style-name="T10_18"><text:s/></text:span><text:span text:style-name="T10_19">samo</text:span><text:span text:style-name="T10_20"><text:s/></text:span><text:span text:style-name="T10_21">jak</text:span><text:span text:style-name="T10_22"><text:s/></text:span><text:span text:style-name="T10_23">proporcje</text:span><text:span text:style-name="T10_24"><text:s/>–<text:s/></text:span><text:span text:style-name="T10_25">tutaj</text:span><text:span text:style-name="T10_26"><text:s/></text:span><text:span text:style-name="T10_27">przyczepić</text:span><text:span text:style-name="T10_28"><text:s/></text:span><text:span text:style-name="T10_29">się</text:span><text:span text:style-name="T10_30"><text:s/></text:span><text:span text:style-name="T10_31">mogę</text:span><text:span text:style-name="T10_32"><text:s/></text:span><text:span text:style-name="T10_33">jedynie</text:span><text:span text:style-name="T10_34"><text:s/></text:span><text:span text:style-name="T10_35">do</text:span><text:span text:style-name="T10_36"><text:s/></text:span><text:span text:style-name="T10_37">niewystarczająco</text:span><text:span text:style-name="T10_38"><text:s/></text:span><text:span text:style-name="T10_39">ostrej</text:span><text:span text:style-name="T10_40"><text:s/></text:span><text:span text:style-name="T10_41">końcówki</text:span><text:span text:style-name="T10_42"><text:s/></text:span><text:span text:style-name="T10_43">ucha</text:span><text:span text:style-name="T10_44">,<text:s/></text:span><text:span text:style-name="T10_45">co</text:span><text:span text:style-name="T10_46"><text:s/></text:span><text:span text:style-name="T10_47">nie</text:span><text:span text:style-name="T10_48"><text:s/></text:span><text:span text:style-name="T10_49">zaburza</text:span><text:span text:style-name="T10_50"><text:s/></text:span><text:span text:style-name="T10_51">całości</text:span><text:span text:style-name="T10_52"><text:s/></text:span><text:span text:style-name="T10_53">obrazu</text:span><text:span text:style-name="T10_54"><text:s/></text:span><text:span text:style-name="T10_55">i</text:span><text:span text:style-name="T10_56"><text:s/></text:span><text:span text:style-name="T10_57">nie</text:span><text:span text:style-name="T10_58"><text:s/></text:span><text:span text:style-name="T10_59">jest</text:span><text:span text:style-name="T10_60"><text:s/></text:span><text:span text:style-name="T10_61">łatwe</text:span><text:span text:style-name="T10_62"><text:s/></text:span><text:span text:style-name="T10_63">do</text:span><text:span text:style-name="T10_64"><text:s/></text:span><text:span text:style-name="T10_65">zauważenia</text:span><text:span text:style-name="T10_66">.<text:s/></text:span><text:span text:style-name="T10_67">Poza</text:span><text:span text:style-name="T10_68"><text:s/></text:span><text:span text:style-name="T10_69">tym</text:span><text:span text:style-name="T10_70"><text:s/></text:span><text:span text:style-name="T10_71">pegaz</text:span><text:span text:style-name="T10_72"><text:s/></text:span><text:span text:style-name="T10_73">przyjął</text:span><text:span text:style-name="T10_74"><text:s/></text:span><text:span text:style-name="T10_75">tutaj</text:span><text:span text:style-name="T10_76"><text:s/></text:span><text:span text:style-name="T10_77">dość</text:span><text:span text:style-name="T10_78"><text:s/></text:span><text:span text:style-name="T10_79">ciekawą</text:span><text:span text:style-name="T10_80"><text:s/></text:span><text:span text:style-name="T10_81">pozę</text:span><text:span text:style-name="T10_82"><text:s/>–<text:s/></text:span><text:span text:style-name="T10_83">jego</text:span><text:span text:style-name="T10_84"><text:s/></text:span><text:span text:style-name="T10_85">nogi</text:span><text:span text:style-name="T10_86"><text:s/></text:span><text:span text:style-name="T10_87">i</text:span><text:span text:style-name="T10_88"><text:s/></text:span><text:span text:style-name="T10_89">tułów</text:span><text:span text:style-name="T10_90"><text:s/></text:span><text:span text:style-name="T10_91">nie</text:span><text:span text:style-name="T10_92"><text:s/></text:span><text:span text:style-name="T10_93">są</text:span><text:span text:style-name="T10_94"><text:s/></text:span><text:span text:style-name="T10_95">widoczne</text:span><text:span text:style-name="T10_96">,<text:s/></text:span><text:span text:style-name="T10_97">głowa</text:span><text:span text:style-name="T10_98"><text:s/></text:span><text:span text:style-name="T10_99">wznosi</text:span><text:span text:style-name="T10_100"><text:s/></text:span><text:span text:style-name="T10_101">się</text:span><text:span text:style-name="T10_102"><text:s/></text:span><text:span text:style-name="T10_103">w</text:span><text:span text:style-name="T10_104"><text:s/></text:span><text:span text:style-name="T10_105">górę</text:span><text:span text:style-name="T10_106">,<text:s/></text:span><text:span text:style-name="T10_107">a</text:span><text:span text:style-name="T10_108"><text:s/></text:span><text:span text:style-name="T10_109">jedyne</text:span><text:span text:style-name="T10_110"><text:s/></text:span><text:span text:style-name="T10_111">ukazane</text:span><text:span text:style-name="T10_112"><text:s/></text:span><text:span text:style-name="T10_113">oko</text:span><text:span text:style-name="T10_114"><text:s/></text:span><text:span text:style-name="T10_115">nie</text:span><text:span text:style-name="T10_116"><text:s/></text:span><text:span text:style-name="T10_117">wydaje</text:span><text:span text:style-name="T10_118"><text:s/></text:span><text:span text:style-name="T10_119">się</text:span><text:span text:style-name="T10_120"><text:s/></text:span><text:span text:style-name="T10_121">skupiać</text:span><text:span text:style-name="T10_122"><text:s/></text:span><text:span text:style-name="T10_123">na</text:span><text:span text:style-name="T10_124"><text:s/></text:span><text:span text:style-name="T10_125">żadnym</text:span><text:span text:style-name="T10_126"><text:s/></text:span><text:span text:style-name="T10_127">konkretnym</text:span><text:span text:style-name="T10_128"><text:s/></text:span><text:span text:style-name="T10_129">punkcie</text:span><text:span text:style-name="T10_130">,<text:s/></text:span><text:span text:style-name="T10_131">gdyż</text:span><text:span text:style-name="T10_132"><text:s/></text:span><text:span text:style-name="T10_133">kuc</text:span><text:span text:style-name="T10_134"><text:s/></text:span><text:span text:style-name="T10_135">jest</text:span><text:span text:style-name="T10_136"><text:s/></text:span><text:span text:style-name="T10_137">pogrążony</text:span><text:span text:style-name="T10_138"><text:s/></text:span><text:span text:style-name="T10_139">w</text:span><text:span text:style-name="T10_140"><text:s/></text:span><text:span text:style-name="T10_141">marzeniach</text:span><text:span text:style-name="T10_142">.<text:s/></text:span><text:span text:style-name="T10_143">Najdziwniej</text:span><text:span text:style-name="T10_144"><text:s/></text:span><text:span text:style-name="T10_145">wyszły</text:span><text:span text:style-name="T10_146"><text:s/></text:span><text:span text:style-name="T10_147">włosy</text:span><text:span text:style-name="T10_148"><text:s/>–<text:s/></text:span><text:span text:style-name="T10_149">zamiast</text:span><text:span text:style-name="T10_150"><text:s/></text:span><text:span text:style-name="T10_151">zostawić</text:span><text:span text:style-name="T10_152"><text:s/></text:span><text:span text:style-name="T10_153">niepokolorowane</text:span><text:span text:style-name="T10_154"><text:s/></text:span><text:span text:style-name="T10_155">kontury</text:span><text:span text:style-name="T10_156">,<text:s/></text:span><text:span text:style-name="T10_157">autor</text:span><text:span text:style-name="T10_158"><text:s/></text:span><text:span text:style-name="T10_159">zapełnił</text:span><text:span text:style-name="T10_160"><text:s/></text:span><text:span text:style-name="T10_161">część</text:span><text:span text:style-name="T10_162"><text:s/></text:span><text:span text:style-name="T10_163">końcówek</text:span><text:span text:style-name="T10_164">,<text:s/></text:span><text:span text:style-name="T10_165">przez</text:span><text:span text:style-name="T10_166"><text:s/></text:span><text:span text:style-name="T10_167">co</text:span><text:span text:style-name="T10_168"><text:s/></text:span><text:span text:style-name="T10_169">rzucają</text:span><text:span text:style-name="T10_170"><text:s/></text:span><text:span text:style-name="T10_171">się</text:span><text:span text:style-name="T10_172"><text:s/></text:span><text:span text:style-name="T10_173">w</text:span><text:span text:style-name="T10_174"><text:s/></text:span><text:span text:style-name="T10_175">oczy</text:span><text:span text:style-name="T10_176"><text:s/></text:span><text:span text:style-name="T10_177">i</text:span><text:span text:style-name="T10_178"><text:s/></text:span><text:span text:style-name="T10_179">burzą</text:span><text:span text:style-name="T10_180"><text:s/></text:span><text:span text:style-name="T10_181">harmonię</text:span><text:span text:style-name="T10_182"><text:s/></text:span><text:span text:style-name="T10_183">polegającą</text:span><text:span text:style-name="T10_184"><text:s/></text:span><text:span text:style-name="T10_185">na</text:span><text:span text:style-name="T10_186"><text:s/></text:span><text:span text:style-name="T10_187">tym</text:span><text:span text:style-name="T10_188">,<text:s/></text:span><text:span text:style-name="T10_189">że</text:span><text:span text:style-name="T10_190"><text:s/></text:span><text:span text:style-name="T10_191">obiekt</text:span><text:span text:style-name="T10_192"><text:s/></text:span><text:span text:style-name="T10_193">jest</text:span><text:span text:style-name="T10_194"><text:s/></text:span><text:span text:style-name="T10_195">biały</text:span><text:span text:style-name="T10_196"><text:s/></text:span><text:span text:style-name="T10_197">w</text:span><text:span text:style-name="T10_198"><text:s/></text:span><text:span text:style-name="T10_199">całości</text:span><text:span text:style-name="T10_200"><text:s/></text:span><text:span text:style-name="T10_201">lub</text:span><text:span text:style-name="T10_202"><text:s/></text:span><text:span text:style-name="T10_203">kompletnie</text:span><text:span text:style-name="T10_204"><text:s/></text:span><text:span text:style-name="T10_205">czarny</text:span><text:span text:style-name="T10_206">.<text:s/></text:span><text:span text:style-name="T10_207">Wspaniale</text:span><text:span text:style-name="T10_208"><text:s/></text:span><text:span text:style-name="T10_209">przedstawiono</text:span><text:span text:style-name="T10_210"><text:s/></text:span><text:span text:style-name="T10_211">natomiast</text:span><text:span text:style-name="T10_212"><text:s/></text:span><text:span text:style-name="T10_213">myśli</text:span><text:span text:style-name="T10_214"><text:s/>–<text:s/></text:span><text:span text:style-name="T10_215">to</text:span><text:span text:style-name="T10_216"><text:s/></text:span><text:span text:style-name="T10_217">jedyny</text:span><text:span text:style-name="T10_218"><text:s/></text:span><text:span text:style-name="T10_219">obiekt</text:span><text:span text:style-name="T10_220"><text:s/></text:span><text:span text:style-name="T10_221">z</text:span><text:span text:style-name="T10_222"><text:s/></text:span><text:span text:style-name="T10_223">serii</text:span><text:span text:style-name="T10_224">,<text:s/></text:span><text:span text:style-name="T10_225">na</text:span><text:span text:style-name="T10_226"><text:s/></text:span><text:span text:style-name="T10_227">którym</text:span><text:span text:style-name="T10_228"><text:s/></text:span><text:span text:style-name="T10_229">nie</text:span><text:span text:style-name="T10_230"><text:s/></text:span><text:span text:style-name="T10_231">ma</text:span><text:span text:style-name="T10_232"><text:s/></text:span><text:span text:style-name="T10_233">słów</text:span><text:span text:style-name="T10_234">.<text:s/></text:span><text:span text:style-name="T10_235">Zamiast</text:span><text:span text:style-name="T10_236"><text:s/></text:span><text:span text:style-name="T10_237">nich</text:span><text:span text:style-name="T10_238"><text:s/></text:span><text:span text:style-name="T10_239">dostajemy</text:span><text:span text:style-name="T10_240"><text:s/></text:span><text:span text:style-name="T10_241">ciemnego</text:span><text:span text:style-name="T10_242">,<text:s/></text:span><text:span text:style-name="T10_243">majestatycznego</text:span><text:span text:style-name="T10_244"><text:s/>(</text:span><text:span text:style-name="T10_245">i</text:span><text:span text:style-name="T10_246"><text:s/></text:span><text:span text:style-name="T10_247">pewnie</text:span><text:span text:style-name="T10_248"><text:s/></text:span><text:span text:style-name="T10_249">groźnego</text:span><text:span text:style-name="T10_250">)<text:s/></text:span><text:span text:style-name="T10_251">smoka</text:span><text:span text:style-name="T10_252"><text:s/></text:span><text:span text:style-name="T10_253">lecącego</text:span><text:span text:style-name="T10_254"><text:s/></text:span><text:span text:style-name="T10_255">w</text:span><text:span text:style-name="T10_256"><text:s/></text:span><text:span text:style-name="T10_257">umyśle</text:span><text:span text:style-name="T10_258"><text:s/></text:span><text:span text:style-name="T10_259">ogiera</text:span><text:span text:style-name="T10_260">.<text:s/></text:span><text:span text:style-name="T10_261">Wyszło</text:span><text:span text:style-name="T10_262"><text:s/></text:span><text:span text:style-name="T10_263">o</text:span><text:span text:style-name="T10_264"><text:s/></text:span><text:span text:style-name="T10_265">wiele</text:span><text:span text:style-name="T10_266"><text:s/></text:span><text:span text:style-name="T10_267">lepiej</text:span><text:span text:style-name="T10_268"><text:s/></text:span><text:span text:style-name="T10_269">niż</text:span><text:span text:style-name="T10_270"><text:s/></text:span><text:span text:style-name="T10_271">gdyby</text:span><text:span text:style-name="T10_272"><text:s/></text:span><text:span text:style-name="T10_273">napisano</text:span><text:span text:style-name="T10_274"><text:s/></text:span><text:span text:style-name="T10_275">coś</text:span><text:span text:style-name="T10_276"><text:s/></text:span><text:span text:style-name="T10_277">w</text:span><text:span text:style-name="T10_278"><text:s/></text:span><text:span text:style-name="T10_279">stylu</text:span><text:span text:style-name="T10_280"><text:s/>„</text:span><text:span text:style-name="T10_281">jak</text:span><text:span text:style-name="T10_282"><text:s/></text:span><text:span text:style-name="T10_283">ja</text:span><text:span text:style-name="T10_284"><text:s/></text:span><text:span text:style-name="T10_285">chcę</text:span><text:span text:style-name="T10_286"><text:s/></text:span><text:span text:style-name="T10_287">go</text:span><text:span text:style-name="T10_288"><text:s/></text:span><text:span text:style-name="T10_289">poznać</text:span><text:span text:style-name="T10_290">”<text:s/>–<text:s/></text:span><text:span text:style-name="T10_291">obrazy</text:span><text:span text:style-name="T10_292"><text:s/></text:span><text:span text:style-name="T10_293">zawsze</text:span><text:span text:style-name="T10_294"><text:s/></text:span><text:span text:style-name="T10_295">mówią</text:span><text:span text:style-name="T10_296"><text:s/></text:span><text:span text:style-name="T10_297">więcej</text:span><text:span text:style-name="T10_298"><text:s/></text:span><text:span text:style-name="T10_299">niż</text:span><text:span text:style-name="T10_300"><text:s/></text:span><text:span text:style-name="T10_301">dymki</text:span><text:span text:style-name="T10_302"><text:s/></text:span><text:span text:style-name="T10_303">z</text:span><text:span text:style-name="T10_304"><text:s/></text:span><text:span text:style-name="T10_305">tekstem</text:span><text:span text:style-name="T10_306">.</text:span></text:p>
      <text:p text:style-name="P11"/>
      <text:p text:style-name="P12"/>
      <text:p text:style-name="P13"/>
      <text:p text:style-name="P14"><text:span text:style-name="T14_1">W</text:span><text:span text:style-name="T14_2"><text:s/></text:span><text:span text:style-name="T14_3">trzecim</text:span><text:span text:style-name="T14_4"><text:s/></text:span><text:span text:style-name="T14_5">obiekcie</text:span><text:span text:style-name="T14_6"><text:s/></text:span><text:span text:style-name="T14_7">najlepsza</text:span><text:span text:style-name="T14_8"><text:s/></text:span><text:span text:style-name="T14_9">jest</text:span><text:span text:style-name="T14_10"><text:s/></text:span><text:span text:style-name="T14_11">szczerość</text:span><text:span text:style-name="T14_12"><text:s/>–<text:s/></text:span><text:span text:style-name="T14_13">pokazuje</text:span><text:span text:style-name="T14_14"><text:s/></text:span><text:span text:style-name="T14_15">on</text:span><text:span text:style-name="T14_16"><text:s/></text:span><text:span text:style-name="T14_17">zwyczaje</text:span><text:span text:style-name="T14_18"><text:s/></text:span><text:span text:style-name="T14_19">pegaza</text:span><text:span text:style-name="T14_20">,<text:s/></text:span><text:span text:style-name="T14_21">który</text:span><text:span text:style-name="T14_22"><text:s/></text:span><text:span text:style-name="T14_23">najpierw</text:span><text:span text:style-name="T14_24"><text:s/></text:span><text:span text:style-name="T14_25">obserwuje</text:span><text:span text:style-name="T14_26">,<text:s/></text:span><text:span text:style-name="T14_27">czy</text:span><text:span text:style-name="T14_28"><text:s/></text:span><text:span text:style-name="T14_29">kogoś</text:span><text:span text:style-name="T14_30"><text:s/></text:span><text:span text:style-name="T14_31">nie</text:span><text:span text:style-name="T14_32"><text:s/></text:span><text:span text:style-name="T14_33">ma</text:span><text:span text:style-name="T14_34"><text:s/></text:span><text:span text:style-name="T14_35">i</text:span><text:span text:style-name="T14_36"><text:s/>–<text:s/></text:span><text:span text:style-name="T14_37">jeśli</text:span><text:span text:style-name="T14_38"><text:s/></text:span><text:span text:style-name="T14_39">jest</text:span><text:span text:style-name="T14_40"><text:s/></text:span><text:span text:style-name="T14_41">sam</text:span><text:span text:style-name="T14_42"><text:s/>–<text:s/></text:span><text:span text:style-name="T14_43">zjada</text:span><text:span text:style-name="T14_44"><text:s/></text:span><text:span text:style-name="T14_45">słodycze</text:span><text:span text:style-name="T14_46">,<text:s/></text:span><text:span text:style-name="T14_47">czego</text:span><text:span text:style-name="T14_48"><text:s/></text:span><text:span text:style-name="T14_49">z</text:span><text:span text:style-name="T14_50"><text:s/></text:span><text:span text:style-name="T14_51">pewnością</text:span><text:span text:style-name="T14_52"><text:s/></text:span><text:span text:style-name="T14_53">nie</text:span><text:span text:style-name="T14_54"><text:s/></text:span><text:span text:style-name="T14_55">zrobiłby</text:span><text:span text:style-name="T14_56">,<text:s/></text:span><text:span text:style-name="T14_57">gdyby</text:span><text:span text:style-name="T14_58"><text:s/></text:span><text:span text:style-name="T14_59">zauważył</text:span><text:span text:style-name="T14_60"><text:s/></text:span><text:span text:style-name="T14_61">innego</text:span><text:span text:style-name="T14_62"><text:s/></text:span><text:span text:style-name="T14_63">kuca</text:span><text:span text:style-name="T14_64">.<text:s/></text:span><text:span text:style-name="T14_65">Pozwolę</text:span><text:span text:style-name="T14_66"><text:s/></text:span><text:span text:style-name="T14_67">sobie</text:span><text:span text:style-name="T14_68"><text:s/></text:span><text:span text:style-name="T14_69">przejść</text:span><text:span text:style-name="T14_70"><text:s/></text:span><text:span text:style-name="T14_71">do</text:span><text:span text:style-name="T14_72"><text:s/></text:span><text:span text:style-name="T14_73">tego</text:span><text:span text:style-name="T14_74">,<text:s/></text:span><text:span text:style-name="T14_75">jak</text:span><text:span text:style-name="T14_76"><text:s/></text:span><text:span text:style-name="T14_77">wykonano</text:span><text:span text:style-name="T14_78"><text:s/></text:span><text:span text:style-name="T14_79">zdjęcie</text:span><text:span text:style-name="T14_80"><text:s/>–<text:s/></text:span><text:span text:style-name="T14_81">na</text:span><text:span text:style-name="T14_82"><text:s/></text:span><text:span text:style-name="T14_83">plus</text:span><text:span text:style-name="T14_84"><text:s/></text:span><text:span text:style-name="T14_85">wyszło</text:span><text:span text:style-name="T14_86"><text:s/></text:span><text:span text:style-name="T14_87">to</text:span><text:span text:style-name="T14_88">,<text:s/></text:span><text:span text:style-name="T14_89">że</text:span><text:span text:style-name="T14_90"><text:s/></text:span><text:span text:style-name="T14_91">nie</text:span><text:span text:style-name="T14_92"><text:s/></text:span><text:span text:style-name="T14_93">obciąłeś</text:span><text:span text:style-name="T14_94"><text:s/></text:span><text:span text:style-name="T14_95">żadnej</text:span><text:span text:style-name="T14_96"><text:s/></text:span><text:span text:style-name="T14_97">części</text:span><text:span text:style-name="T14_98"><text:s/></text:span><text:span text:style-name="T14_99">obrazka</text:span><text:span text:style-name="T14_100">,<text:s/></text:span><text:span text:style-name="T14_101">a</text:span><text:span text:style-name="T14_102"><text:s/></text:span><text:span text:style-name="T14_103">minus</text:span><text:span text:style-name="T14_104"><text:s/></text:span><text:span text:style-name="T14_105">stanowi</text:span><text:span text:style-name="T14_106"><text:s/></text:span><text:span text:style-name="T14_107">pokazanie</text:span><text:span text:style-name="T14_108"><text:s/></text:span><text:span text:style-name="T14_109">stołu</text:span><text:span text:style-name="T14_110"><text:s/>–<text:s/></text:span><text:span text:style-name="T14_111">mam</text:span><text:span text:style-name="T14_112"><text:s/></text:span><text:span text:style-name="T14_113">nadzieję</text:span><text:span text:style-name="T14_114">,<text:s/></text:span><text:span text:style-name="T14_115">iż</text:span><text:span text:style-name="T14_116"><text:s/></text:span><text:span text:style-name="T14_117">przyczyną</text:span><text:span text:style-name="T14_118"><text:s/></text:span><text:span text:style-name="T14_119">tego</text:span><text:span text:style-name="T14_120"><text:s/></text:span><text:span text:style-name="T14_121">są</text:span><text:span text:style-name="T14_122"><text:s/></text:span><text:span text:style-name="T14_123">nieodpowiednie</text:span><text:span text:style-name="T14_124"><text:s/></text:span><text:span text:style-name="T14_125">rozmiary</text:span><text:span text:style-name="T14_126"><text:s/></text:span><text:span text:style-name="T14_127">mebla</text:span><text:span text:style-name="T14_128"><text:s/></text:span><text:span text:style-name="T14_129">i</text:span><text:span text:style-name="T14_130"><text:s/>„</text:span><text:span text:style-name="T14_131">czystość</text:span><text:span text:style-name="T14_132">”<text:s/></text:span><text:span text:style-name="T14_133">podłogi</text:span><text:span text:style-name="T14_134">,<text:s/></text:span><text:span text:style-name="T14_135">a</text:span><text:span text:style-name="T14_136"><text:s/></text:span><text:span text:style-name="T14_137">nie</text:span><text:span text:style-name="T14_138"><text:s/></text:span><text:span text:style-name="T14_139">lenistwo</text:span><text:span text:style-name="T14_140">.<text:s/></text:span><text:span text:style-name="T14_141">Anatomia</text:span><text:span text:style-name="T14_142"><text:s/></text:span><text:span text:style-name="T14_143">i</text:span><text:span text:style-name="T14_144"><text:s/></text:span><text:span text:style-name="T14_145">proporcje</text:span><text:span text:style-name="T14_146"><text:s/></text:span><text:span text:style-name="T14_147">obu</text:span><text:span text:style-name="T14_148"><text:s/></text:span><text:span text:style-name="T14_149">epizodów</text:span><text:span text:style-name="T14_150"><text:s/></text:span><text:span text:style-name="T14_151">są</text:span><text:span text:style-name="T14_152"><text:s/></text:span><text:span text:style-name="T14_153">świetne</text:span><text:span text:style-name="T14_154"><text:s/>–<text:s/></text:span><text:span text:style-name="T14_155">w</text:span><text:span text:style-name="T14_156"><text:s/></text:span><text:span text:style-name="T14_157">tym</text:span><text:span text:style-name="T14_158"><text:s/></text:span><text:span text:style-name="T14_159">drugim</text:span><text:span text:style-name="T14_160"><text:s/></text:span><text:span text:style-name="T14_161">pysk</text:span><text:span text:style-name="T14_162"><text:s/></text:span><text:span text:style-name="T14_163">jest</text:span><text:span text:style-name="T14_164"><text:s/></text:span><text:span text:style-name="T14_165">zbyt</text:span><text:span text:style-name="T14_166"><text:s/></text:span><text:span text:style-name="T14_167">mocno</text:span><text:span text:style-name="T14_168"><text:s/></text:span><text:span text:style-name="T14_169">rozwarty</text:span><text:span text:style-name="T14_170">,<text:s/></text:span><text:span text:style-name="T14_171">ale</text:span><text:span text:style-name="T14_172"><text:s/></text:span><text:span text:style-name="T14_173">to</text:span><text:span text:style-name="T14_174"><text:s/></text:span><text:span text:style-name="T14_175">z</text:span><text:span text:style-name="T14_176"><text:s/></text:span><text:span text:style-name="T14_177">powodów</text:span><text:span text:style-name="T14_178"><text:s/></text:span><text:span text:style-name="T14_179">artystycznych</text:span><text:span text:style-name="T14_180">,<text:s/></text:span><text:span text:style-name="T14_181">nie</text:span><text:span text:style-name="T14_182"><text:s/></text:span><text:span text:style-name="T14_183">niewiedzy</text:span><text:span text:style-name="T14_184">.<text:s/></text:span><text:span text:style-name="T14_185">Najbardziej</text:span><text:span text:style-name="T14_186"><text:s/></text:span><text:span text:style-name="T14_187">realistyczne</text:span><text:span text:style-name="T14_188"><text:s/></text:span><text:span text:style-name="T14_189">są</text:span><text:span text:style-name="T14_190"><text:s/></text:span><text:span text:style-name="T14_191">skrzydła</text:span><text:span text:style-name="T14_192"><text:s/>–<text:s/></text:span><text:span text:style-name="T14_193">widać</text:span><text:span text:style-name="T14_194"><text:s/></text:span><text:span text:style-name="T14_195">w</text:span><text:span text:style-name="T14_196"><text:s/></text:span><text:span text:style-name="T14_197">nich</text:span><text:span text:style-name="T14_198"><text:s/></text:span><text:span text:style-name="T14_199">nachodzenie</text:span><text:span text:style-name="T14_200"><text:s/></text:span><text:span text:style-name="T14_201">na</text:span><text:span text:style-name="T14_202"><text:s/></text:span><text:span text:style-name="T14_203">siebie</text:span><text:span text:style-name="T14_204"><text:s/></text:span><text:span text:style-name="T14_205">kolejnych</text:span><text:span text:style-name="T14_206"><text:s/></text:span><text:span text:style-name="T14_207">warstw</text:span><text:span text:style-name="T14_208"><text:s/></text:span><text:span text:style-name="T14_209">piór</text:span><text:span text:style-name="T14_210">,<text:s/></text:span><text:span text:style-name="T14_211">co</text:span><text:span text:style-name="T14_212"><text:s/></text:span><text:span text:style-name="T14_213">nadaje</text:span><text:span text:style-name="T14_214"><text:s/></text:span><text:span text:style-name="T14_215">im</text:span><text:span text:style-name="T14_216"><text:s/></text:span><text:span text:style-name="T14_217">objętości</text:span><text:span text:style-name="T14_218">.<text:s/></text:span><text:span text:style-name="T14_219">Kolorystyki</text:span><text:span text:style-name="T14_220"><text:s/></text:span><text:span text:style-name="T14_221">nie</text:span><text:span text:style-name="T14_222"><text:s/></text:span><text:span text:style-name="T14_223">zaburza</text:span><text:span text:style-name="T14_224"><text:s/></text:span><text:span text:style-name="T14_225">nic</text:span><text:span text:style-name="T14_226"><text:s/></text:span><text:span text:style-name="T14_227">poza</text:span><text:span text:style-name="T14_228"><text:s/></text:span><text:span text:style-name="T14_229">oczami</text:span><text:span text:style-name="T14_230"><text:s/></text:span><text:span text:style-name="T14_231">z</text:span><text:span text:style-name="T14_232"><text:s/></text:span><text:span text:style-name="T14_233">drugiej</text:span><text:span text:style-name="T14_234"><text:s/></text:span><text:span text:style-name="T14_235">kartki</text:span><text:span text:style-name="T14_236">,<text:s/></text:span><text:span text:style-name="T14_237">ale</text:span><text:span text:style-name="T14_238"><text:s/></text:span><text:span text:style-name="T14_239">stało</text:span><text:span text:style-name="T14_240"><text:s/></text:span><text:span text:style-name="T14_241">się</text:span><text:span text:style-name="T14_242"><text:s/></text:span><text:span text:style-name="T14_243">tak</text:span><text:span text:style-name="T14_244"><text:s/></text:span><text:span text:style-name="T14_245">z</text:span><text:span text:style-name="T14_246"><text:s/></text:span><text:span text:style-name="T14_247">wymienionego</text:span><text:span text:style-name="T14_248"><text:s/></text:span><text:span text:style-name="T14_249">wyżej</text:span><text:span text:style-name="T14_250"><text:s/></text:span><text:span text:style-name="T14_251">powodu</text:span><text:span text:style-name="T14_252"><text:s/>–<text:s/></text:span><text:span text:style-name="T14_253">ma</text:span><text:span text:style-name="T14_254"><text:s/></text:span><text:span text:style-name="T14_255">to</text:span><text:span text:style-name="T14_256"><text:s/></text:span><text:span text:style-name="T14_257">ukazać</text:span><text:span text:style-name="T14_258"><text:s/></text:span><text:span text:style-name="T14_259">szał</text:span><text:span text:style-name="T14_260"><text:s/></text:span><text:span text:style-name="T14_261">i</text:span><text:span text:style-name="T14_262"><text:s/></text:span><text:span text:style-name="T14_263">bezmyślność</text:span><text:span text:style-name="T14_264"><text:s/></text:span><text:span text:style-name="T14_265">podczas</text:span><text:span text:style-name="T14_266"><text:s/></text:span><text:span text:style-name="T14_267">jedzenia</text:span><text:span text:style-name="T14_268">.<text:s/></text:span><text:span text:style-name="T14_269">Słowa</text:span><text:span text:style-name="T14_270"><text:s/></text:span><text:span text:style-name="T14_271">nie</text:span><text:span text:style-name="T14_272"><text:s/></text:span><text:span text:style-name="T14_273">znajdują</text:span><text:span text:style-name="T14_274"><text:s/></text:span><text:span text:style-name="T14_275">się</text:span><text:span text:style-name="T14_276"><text:s/></text:span><text:span text:style-name="T14_277">w</text:span><text:span text:style-name="T14_278"><text:s/></text:span><text:span text:style-name="T14_279">żadnych</text:span><text:span text:style-name="T14_280"><text:s/></text:span><text:span text:style-name="T14_281">ramkach</text:span><text:span text:style-name="T14_282"><text:s/></text:span><text:span text:style-name="T14_283">ani</text:span><text:span text:style-name="T14_284"><text:s/></text:span><text:span text:style-name="T14_285">dymkach</text:span><text:span text:style-name="T14_286">,<text:s/></text:span><text:span text:style-name="T14_287">ale</text:span><text:span text:style-name="T14_288"><text:s/></text:span><text:span text:style-name="T14_289">są</text:span><text:span text:style-name="T14_290"><text:s/></text:span><text:span text:style-name="T14_291">czytelne</text:span><text:span text:style-name="T14_292"><text:s/></text:span><text:span text:style-name="T14_293">i</text:span><text:span text:style-name="T14_294"><text:s/></text:span><text:span text:style-name="T14_295">nie</text:span><text:span text:style-name="T14_296"><text:s/></text:span><text:span text:style-name="T14_297">zderzają</text:span><text:span text:style-name="T14_298"><text:s/></text:span><text:span text:style-name="T14_299">się</text:span><text:span text:style-name="T14_300"><text:s/></text:span><text:span text:style-name="T14_301">z</text:span><text:span text:style-name="T14_302"><text:s/></text:span><text:span text:style-name="T14_303">pegazem</text:span><text:span text:style-name="T14_304">.</text:span></text:p>
      <text:p text:style-name="P15"/>
      <text:p text:style-name="P16"/>
      <text:p text:style-name="P17"/>
      <text:p text:style-name="P18"><text:span text:style-name="T18_1">W</text:span><text:span text:style-name="T18_2"><text:s/></text:span><text:span text:style-name="T18_3">czwartym</text:span><text:span text:style-name="T18_4"><text:s/></text:span><text:span text:style-name="T18_5">dziele</text:span><text:span text:style-name="T18_6"><text:s/></text:span><text:span text:style-name="T18_7">ogier</text:span><text:span text:style-name="T18_8"><text:s/></text:span><text:span text:style-name="T18_9">jest</text:span><text:span text:style-name="T18_10"><text:s/></text:span><text:span text:style-name="T18_11">ukazany</text:span><text:span text:style-name="T18_12"><text:s/></text:span><text:span text:style-name="T18_13">w</text:span><text:span text:style-name="T18_14"><text:s/></text:span><text:span text:style-name="T18_15">pozie</text:span><text:span text:style-name="T18_16"><text:s/></text:span><text:span text:style-name="T18_17">siedzącej</text:span><text:span text:style-name="T18_18">.<text:s/></text:span><text:span text:style-name="T18_19">Patrzy</text:span><text:span text:style-name="T18_20"><text:s/></text:span><text:span text:style-name="T18_21">się</text:span><text:span text:style-name="T18_22"><text:s/></text:span><text:span text:style-name="T18_23">gdzieś</text:span><text:span text:style-name="T18_24"><text:s/></text:span><text:span text:style-name="T18_25">w</text:span><text:span text:style-name="T18_26"><text:s/></text:span><text:span text:style-name="T18_27">dal</text:span><text:span text:style-name="T18_28">,<text:s/></text:span><text:span text:style-name="T18_29">prawdopodobnie</text:span><text:span text:style-name="T18_30"><text:s/></text:span><text:span text:style-name="T18_31">na</text:span><text:span text:style-name="T18_32"><text:s/></text:span><text:span text:style-name="T18_33">osobę</text:span><text:span text:style-name="T18_34">,<text:s/></text:span><text:span text:style-name="T18_35">która</text:span><text:span text:style-name="T18_36"><text:s/></text:span><text:span text:style-name="T18_37">krzyczy</text:span><text:span text:style-name="T18_38">.<text:s/></text:span><text:span text:style-name="T18_39">Nie</text:span><text:span text:style-name="T18_40"><text:s/></text:span><text:span text:style-name="T18_41">wygląda</text:span><text:span text:style-name="T18_42"><text:s/></text:span><text:span text:style-name="T18_43">na</text:span><text:span text:style-name="T18_44"><text:s/></text:span><text:span text:style-name="T18_45">zaskoczonego</text:span><text:span text:style-name="T18_46">,<text:s/></text:span><text:span text:style-name="T18_47">a</text:span><text:span text:style-name="T18_48"><text:s/></text:span><text:span text:style-name="T18_49">raczej</text:span><text:span text:style-name="T18_50"><text:s/></text:span><text:span text:style-name="T18_51">na</text:span><text:span text:style-name="T18_52"><text:s/></text:span><text:span text:style-name="T18_53">spokojnie</text:span><text:span text:style-name="T18_54"><text:s/></text:span><text:span text:style-name="T18_55">obserwującego</text:span><text:span text:style-name="T18_56"><text:s/></text:span><text:span text:style-name="T18_57">i</text:span><text:span text:style-name="T18_58"><text:s/></text:span><text:span text:style-name="T18_59">zastanawiającego</text:span><text:span text:style-name="T18_60"><text:s/></text:span><text:span text:style-name="T18_61">się</text:span><text:span text:style-name="T18_62">,<text:s/></text:span><text:span text:style-name="T18_63">co</text:span><text:span text:style-name="T18_64"><text:s/></text:span><text:span text:style-name="T18_65">ten</text:span><text:span text:style-name="T18_66"><text:s/></text:span><text:span text:style-name="T18_67">kuc</text:span><text:span text:style-name="T18_68"><text:s/></text:span><text:span text:style-name="T18_69">z</text:span><text:span text:style-name="T18_70"><text:s/></text:span><text:span text:style-name="T18_71">dołu</text:span><text:span text:style-name="T18_72"><text:s/></text:span><text:span text:style-name="T18_73">robi</text:span><text:span text:style-name="T18_74"><text:s/></text:span><text:span text:style-name="T18_75">i</text:span><text:span text:style-name="T18_76"><text:s/></text:span><text:span text:style-name="T18_77">czemu</text:span><text:span text:style-name="T18_78"><text:s/></text:span><text:span text:style-name="T18_79">zakłóca</text:span><text:span text:style-name="T18_80"><text:s/></text:span><text:span text:style-name="T18_81">mu</text:span><text:span text:style-name="T18_82"><text:s/></text:span><text:span text:style-name="T18_83">odpoczynek</text:span><text:span text:style-name="T18_84"><text:s/>–<text:s/></text:span><text:span text:style-name="T18_85">trzeba</text:span><text:span text:style-name="T18_86"><text:s/></text:span><text:span text:style-name="T18_87">pochwalić</text:span><text:span text:style-name="T18_88"><text:s/></text:span><text:span text:style-name="T18_89">dobre</text:span><text:span text:style-name="T18_90"><text:s/></text:span><text:span text:style-name="T18_91">ukazanie</text:span><text:span text:style-name="T18_92"><text:s/></text:span><text:span text:style-name="T18_93">uczuć</text:span><text:span text:style-name="T18_94"><text:s/></text:span><text:span text:style-name="T18_95">i</text:span><text:span text:style-name="T18_96"><text:s/></text:span><text:span text:style-name="T18_97">mimikę</text:span><text:span text:style-name="T18_98">.<text:s/></text:span><text:span text:style-name="T18_99">Anatomii</text:span><text:span text:style-name="T18_100"><text:s/></text:span><text:span text:style-name="T18_101">się</text:span><text:span text:style-name="T18_102"><text:s/></text:span><text:span text:style-name="T18_103">nie</text:span><text:span text:style-name="T18_104"><text:s/></text:span><text:span text:style-name="T18_105">czepiam</text:span><text:span text:style-name="T18_106">…<text:s/></text:span><text:span text:style-name="T18_107">no</text:span><text:span text:style-name="T18_108">,<text:s/></text:span><text:span text:style-name="T18_109">może</text:span><text:span text:style-name="T18_110"><text:s/></text:span><text:span text:style-name="T18_111">poza</text:span><text:span text:style-name="T18_112"><text:s/></text:span><text:span text:style-name="T18_113">tym</text:span><text:span text:style-name="T18_114">,<text:s/></text:span><text:span text:style-name="T18_115">że</text:span><text:span text:style-name="T18_116"><text:s/></text:span><text:span text:style-name="T18_117">ktoś</text:span><text:span text:style-name="T18_118"><text:s/></text:span><text:span text:style-name="T18_119">obciął</text:span><text:span text:style-name="T18_120"><text:s/></text:span><text:span text:style-name="T18_121">Skajowi</text:span><text:span text:style-name="T18_122"><text:s/></text:span><text:span text:style-name="T18_123">skrzydła</text:span><text:span text:style-name="T18_124"><text:s/>–<text:s/></text:span><text:span text:style-name="T18_125">błąd</text:span><text:span text:style-name="T18_126"><text:s/></text:span><text:span text:style-name="T18_127">ten</text:span><text:span text:style-name="T18_128"><text:s/></text:span><text:span text:style-name="T18_129">sprawia</text:span><text:span text:style-name="T18_130">,<text:s/></text:span><text:span text:style-name="T18_131">że</text:span><text:span text:style-name="T18_132"><text:s/></text:span><text:span text:style-name="T18_133">bohater</text:span><text:span text:style-name="T18_134"><text:s/></text:span><text:span text:style-name="T18_135">wygląda</text:span><text:span text:style-name="T18_136"><text:s/></text:span><text:span text:style-name="T18_137">jak</text:span><text:span text:style-name="T18_138"><text:s/></text:span><text:span text:style-name="T18_139">kuc</text:span><text:span text:style-name="T18_140"><text:s/></text:span><text:span text:style-name="T18_141"><office:annotation><dc:creator/><text:p text:style-name="P19"><text:span text:style-name="T19_1">ziemny</text:span><text:span text:style-name="T19_2">?<text:s/></text:span><text:span text:style-name="T19_3">Zawsze</text:span><text:span text:style-name="T19_4"><text:s/></text:span><text:span text:style-name="T19_5">mówiłem</text:span><text:span text:style-name="T19_6">,<text:s/></text:span><text:span text:style-name="T19_7">że</text:span><text:span text:style-name="T19_8"><text:s/></text:span><text:span text:style-name="T19_9">kuc</text:span><text:span text:style-name="T19_10"><text:s/></text:span><text:span text:style-name="T19_11">ziemski</text:span><text:span text:style-name="T19_12"><text:s/></text:span><text:span text:style-name="T19_13">sugeruje</text:span><text:span text:style-name="T19_14">,<text:s/></text:span><text:span text:style-name="T19_15">że</text:span><text:span text:style-name="T19_16"><text:s/></text:span><text:span text:style-name="T19_17">gdzieś</text:span><text:span text:style-name="T19_18"><text:s/></text:span><text:span text:style-name="T19_19">tam</text:span><text:span text:style-name="T19_20"><text:s/></text:span><text:span text:style-name="T19_21">istnieją</text:span><text:span text:style-name="T19_22"><text:s/></text:span><text:span text:style-name="T19_23">kuce</text:span><text:span text:style-name="T19_24"><text:s/></text:span><text:span text:style-name="T19_25">marsjańskie</text:span><text:span text:style-name="T19_26">.</text:span></text:p></office:annotation></text:span><text:span text:style-name="T19_27"><office:annotation><dc:creator/><text:p text:style-name="P20"><text:span text:style-name="T20_1">Naprawione</text:span><text:span text:style-name="T20_2">.</text:span></text:p></office:annotation></text:span><text:span text:style-name="T20_3">ziemny</text:span><text:span text:style-name="T20_4">,<text:s/></text:span><text:span text:style-name="T20_5">a</text:span><text:span text:style-name="T20_6"><text:s/></text:span><text:span text:style-name="T20_7">przed</text:span><text:span text:style-name="T20_8"><text:s/></text:span><text:span text:style-name="T20_9">pomyłką</text:span><text:span text:style-name="T20_10"><text:s/></text:span><text:span text:style-name="T20_11">ratuje</text:span><text:span text:style-name="T20_12"><text:s/></text:span><text:span text:style-name="T20_13">tylko</text:span><text:span text:style-name="T20_14"><text:s/></text:span><text:span text:style-name="T20_15">to</text:span><text:span text:style-name="T20_16">,<text:s/></text:span><text:span text:style-name="T20_17">na</text:span><text:span text:style-name="T20_18"><text:s/></text:span><text:span text:style-name="T20_19">czym</text:span><text:span text:style-name="T20_20"><text:s/></text:span><text:span text:style-name="T20_21">się</text:span><text:span text:style-name="T20_22"><text:s/></text:span><text:span text:style-name="T20_23">znajduje</text:span><text:span text:style-name="T20_24">.<text:s/></text:span><text:span text:style-name="T20_25">Włosy</text:span><text:span text:style-name="T20_26"><text:s/></text:span><text:span text:style-name="T20_27">na</text:span><text:span text:style-name="T20_28"><text:s/></text:span><text:span text:style-name="T20_29">szyi</text:span><text:span text:style-name="T20_30"><text:s/></text:span><text:span text:style-name="T20_31">wydają</text:span><text:span text:style-name="T20_32"><text:s/></text:span><text:span text:style-name="T20_33">się</text:span><text:span text:style-name="T20_34"><text:s/></text:span><text:span text:style-name="T20_35">być</text:span><text:span text:style-name="T20_36"><text:s/></text:span><text:span text:style-name="T20_37">nieco</text:span><text:span text:style-name="T20_38"><text:s/></text:span><text:span text:style-name="T20_39">zbyt</text:span><text:span text:style-name="T20_40"><text:s/></text:span><text:span text:style-name="T20_41">długie</text:span><text:span text:style-name="T20_42">,<text:s/></text:span><text:span text:style-name="T20_43">ale</text:span><text:span text:style-name="T20_44"><text:s/></text:span><text:span text:style-name="T20_45">stoi</text:span><text:span text:style-name="T20_46"><text:s/></text:span><text:span text:style-name="T20_47">to</text:span><text:span text:style-name="T20_48"><text:s/></text:span><text:span text:style-name="T20_49">w</text:span><text:span text:style-name="T20_50"><text:s/></text:span><text:span text:style-name="T20_51">cieniu</text:span><text:span text:style-name="T20_52"><text:s/></text:span><text:span text:style-name="T20_53">poprzedniego</text:span><text:span text:style-name="T20_54"><text:s/></text:span><text:span text:style-name="T20_55">przeoczenia</text:span><text:span text:style-name="T20_56">,<text:s/></text:span><text:span text:style-name="T20_57">poza</text:span><text:span text:style-name="T20_58"><text:s/></text:span><text:span text:style-name="T20_59">tym</text:span><text:span text:style-name="T20_60"><text:s/></text:span><text:span text:style-name="T20_61">złe</text:span><text:span text:style-name="T20_62"><text:s/></text:span><text:span text:style-name="T20_63">jest</text:span><text:span text:style-name="T20_64"><text:s/></text:span><text:span text:style-name="T20_65">tylko</text:span><text:span text:style-name="T20_66"><text:s/></text:span><text:span text:style-name="T20_67">jedno</text:span><text:span text:style-name="T20_68"><text:s/></text:span><text:span text:style-name="T20_69">niefortunne</text:span><text:span text:style-name="T20_70"><text:s/></text:span><text:span text:style-name="T20_71">pociągnięcie</text:span><text:span text:style-name="T20_72"><text:s/></text:span><text:span text:style-name="T20_73">ołówka</text:span><text:span text:style-name="T20_74">.<text:s/></text:span><text:span text:style-name="T20_75">Bardzo</text:span><text:span text:style-name="T20_76"><text:s/></text:span><text:span text:style-name="T20_77">dobrze</text:span><text:span text:style-name="T20_78"><text:s/></text:span><text:span text:style-name="T20_79">wyszło</text:span><text:span text:style-name="T20_80"><text:s/></text:span><text:span text:style-name="T20_81">natomiast</text:span><text:span text:style-name="T20_82"><text:s/></text:span><text:span text:style-name="T20_83">umieszczenie</text:span><text:span text:style-name="T20_84"><text:s/></text:span><text:span text:style-name="T20_85">słów</text:span><text:span text:style-name="T20_86"><text:s/>–<text:s/></text:span><text:span text:style-name="T20_87">ryk</text:span><text:span text:style-name="T20_88"><text:s/></text:span><text:span text:style-name="T20_89">znajduje</text:span><text:span text:style-name="T20_90"><text:s/></text:span><text:span text:style-name="T20_91">się</text:span><text:span text:style-name="T20_92"><text:s/></text:span><text:span text:style-name="T20_93">w</text:span><text:span text:style-name="T20_94"><text:s/></text:span><text:span text:style-name="T20_95">poszarpanym</text:span><text:span text:style-name="T20_96"><text:s/></text:span><text:span text:style-name="T20_97">dymku</text:span><text:span text:style-name="T20_98">,<text:s/></text:span><text:span text:style-name="T20_99">a</text:span><text:span text:style-name="T20_100"><text:s/></text:span><text:span text:style-name="T20_101">komentarz</text:span><text:span text:style-name="T20_102"><text:s/></text:span><text:span text:style-name="T20_103">opisujący</text:span><text:span text:style-name="T20_104"><text:s/></text:span><text:span text:style-name="T20_105">sytuację</text:span><text:span text:style-name="T20_106"><text:s/></text:span><text:span text:style-name="T20_107">zajmuje</text:span><text:span text:style-name="T20_108"><text:s/></text:span><text:span text:style-name="T20_109">cały</text:span><text:span text:style-name="T20_110"><text:s/></text:span><text:span text:style-name="T20_111">dół</text:span><text:span text:style-name="T20_112"><text:s/></text:span><text:span text:style-name="T20_113">obrazka</text:span><text:span text:style-name="T20_114">,<text:s/></text:span><text:span text:style-name="T20_115">dzięki</text:span><text:span text:style-name="T20_116"><text:s/></text:span><text:span text:style-name="T20_117">czemu</text:span><text:span text:style-name="T20_118"><text:s/></text:span><text:span text:style-name="T20_119">nie</text:span><text:span text:style-name="T20_120"><text:s/></text:span><text:span text:style-name="T20_121">da</text:span><text:span text:style-name="T20_122"><text:s/></text:span><text:span text:style-name="T20_123">się</text:span><text:span text:style-name="T20_124"><text:s/></text:span><text:span text:style-name="T20_125">go</text:span><text:span text:style-name="T20_126"><text:s/></text:span><text:span text:style-name="T20_127">przeoczyć</text:span><text:span text:style-name="T20_128">.<text:s/></text:span><text:span text:style-name="T20_129">Kolejną</text:span><text:span text:style-name="T20_130"><text:s/></text:span><text:span text:style-name="T20_131">zaletą</text:span><text:span text:style-name="T20_132"><text:s/></text:span><text:span text:style-name="T20_133">jest</text:span><text:span text:style-name="T20_134"><text:s/></text:span><text:span text:style-name="T20_135">paczka</text:span><text:span text:style-name="T20_136"><text:s/></text:span><text:span text:style-name="T20_137">z</text:span><text:span text:style-name="T20_138"><text:s/></text:span><text:span text:style-name="T20_139">czipsami</text:span><text:span text:style-name="T20_140"><text:s/></text:span><text:span text:style-name="T20_141">narysowana</text:span><text:span text:style-name="T20_142"><text:s/></text:span><text:span text:style-name="T20_143">tak</text:span><text:span text:style-name="T20_144">,<text:s/></text:span><text:span text:style-name="T20_145">że</text:span><text:span text:style-name="T20_146"><text:s/></text:span><text:span text:style-name="T20_147">widać</text:span><text:span text:style-name="T20_148">,<text:s/></text:span><text:span text:style-name="T20_149">iż</text:span><text:span text:style-name="T20_150"><text:s/></text:span><text:span text:style-name="T20_151">ma</text:span><text:span text:style-name="T20_152"><text:s/></text:span><text:span text:style-name="T20_153">swoją</text:span><text:span text:style-name="T20_154"><text:s/></text:span><text:span text:style-name="T20_155">objętość</text:span><text:span text:style-name="T20_156">.<text:s/></text:span><text:span text:style-name="T20_157">Po</text:span><text:span text:style-name="T20_158"><text:s/></text:span><text:span text:style-name="T20_159">raz</text:span><text:span text:style-name="T20_160"><text:s/></text:span><text:span text:style-name="T20_161">kolejny</text:span><text:span text:style-name="T20_162"><text:s/></text:span><text:span text:style-name="T20_163">nic</text:span><text:span text:style-name="T20_164"><text:s/></text:span><text:span text:style-name="T20_165">nie</text:span><text:span text:style-name="T20_166"><text:s/></text:span><text:span text:style-name="T20_167">zakłóca</text:span><text:span text:style-name="T20_168"><text:s/></text:span><text:span text:style-name="T20_169">czarno</text:span><text:span text:style-name="T20_170">-</text:span><text:span text:style-name="T20_171">białości</text:span><text:span text:style-name="T20_172">.</text:span></text:p>
      <text:p text:style-name="P21"/>
      <text:p text:style-name="P22"/>
      <text:p text:style-name="P23"/>
      <text:p text:style-name="P24"><text:span text:style-name="T24_1">W</text:span><text:span text:style-name="T24_2"><text:s/></text:span><text:span text:style-name="T24_3">piątym</text:span><text:span text:style-name="T24_4"><text:s/></text:span><text:span text:style-name="T24_5">zbiorze</text:span><text:span text:style-name="T24_6"><text:s/></text:span><text:span text:style-name="T24_7">obrazków</text:span><text:span text:style-name="T24_8"><text:s/></text:span><text:span text:style-name="T24_9">mamy</text:span><text:span text:style-name="T24_10"><text:s/></text:span><text:span text:style-name="T24_11">już</text:span><text:span text:style-name="T24_12"><text:s/></text:span><text:span text:style-name="T24_13">do</text:span><text:span text:style-name="T24_14"><text:s/></text:span><text:span text:style-name="T24_15">czynienia</text:span><text:span text:style-name="T24_16"><text:s/></text:span><text:span text:style-name="T24_17">z</text:span><text:span text:style-name="T24_18"><text:s/>–<text:s/></text:span><text:span text:style-name="T24_19">co</text:span><text:span text:style-name="T24_20"><text:s/></text:span><text:span text:style-name="T24_21">prawda</text:span><text:span text:style-name="T24_22"><text:s/></text:span><text:span text:style-name="T24_23">krótkometrażowym</text:span><text:span text:style-name="T24_24">,<text:s/></text:span><text:span text:style-name="T24_25">ale</text:span><text:span text:style-name="T24_26"><text:s/></text:span><text:span text:style-name="T24_27">jednak</text:span><text:span text:style-name="T24_28"><text:s/>–<text:s/></text:span><text:span text:style-name="T24_29">komiksem</text:span><text:span text:style-name="T24_30">.<text:s/></text:span><text:span text:style-name="T24_31">Posiada</text:span><text:span text:style-name="T24_32"><text:s/></text:span><text:span text:style-name="T24_33">on</text:span><text:span text:style-name="T24_34"><text:s/></text:span><text:span text:style-name="T24_35">swoją</text:span><text:span text:style-name="T24_36"><text:s/></text:span><text:span text:style-name="T24_37">własną</text:span><text:span text:style-name="T24_38"><text:s/></text:span><text:span text:style-name="T24_39">czołówkę</text:span><text:span text:style-name="T24_40"><text:s/>–<text:s/></text:span><text:span text:style-name="T24_41">przyzwoicie</text:span><text:span text:style-name="T24_42"><text:s/></text:span><text:span text:style-name="T24_43">narysowaną</text:span><text:span text:style-name="T24_44">.<text:s/></text:span><text:span text:style-name="T24_45">Znajduje</text:span><text:span text:style-name="T24_46"><text:s/></text:span><text:span text:style-name="T24_47">się</text:span><text:span text:style-name="T24_48"><text:s/></text:span><text:span text:style-name="T24_49">na</text:span><text:span text:style-name="T24_50"><text:s/></text:span><text:span text:style-name="T24_51">niej</text:span><text:span text:style-name="T24_52"><text:s/></text:span><text:span text:style-name="T24_53">dobrze</text:span><text:span text:style-name="T24_54"><text:s/></text:span><text:span text:style-name="T24_55">wykonany</text:span><text:span text:style-name="T24_56"><text:s text:c="2"/></text:span><text:span text:style-name="T24_57">bohater</text:span><text:span text:style-name="T24_58"><text:s/>–<text:s/></text:span><text:span text:style-name="T24_59">anatomia</text:span><text:span text:style-name="T24_60"><text:s/></text:span><text:span text:style-name="T24_61">się</text:span><text:span text:style-name="T24_62"><text:s/></text:span><text:span text:style-name="T24_63">zgadza</text:span><text:span text:style-name="T24_64">,<text:s/></text:span><text:span text:style-name="T24_65">a</text:span><text:span text:style-name="T24_66"><text:s/></text:span><text:span text:style-name="T24_67">mina</text:span><text:span text:style-name="T24_68"><text:s/></text:span><text:span text:style-name="T24_69">idealnie</text:span><text:span text:style-name="T24_70"><text:s/></text:span><text:span text:style-name="T24_71">pasuje</text:span><text:span text:style-name="T24_72"><text:s/></text:span><text:span text:style-name="T24_73">do</text:span><text:span text:style-name="T24_74"><text:s/></text:span><text:span text:style-name="T24_75">tego</text:span><text:span text:style-name="T24_76"><text:s/></text:span><text:span text:style-name="T24_77">typu</text:span><text:span text:style-name="T24_78"><text:s/></text:span><text:span text:style-name="T24_79">obiektów</text:span><text:span text:style-name="T24_80">.<text:s/></text:span><text:span text:style-name="T24_81">Ze</text:span><text:span text:style-name="T24_82"><text:s/></text:span><text:span text:style-name="T24_83">wszystkich</text:span><text:span text:style-name="T24_84"><text:s/></text:span><text:span text:style-name="T24_85">liter</text:span><text:span text:style-name="T24_86"><text:s/></text:span><text:span text:style-name="T24_87">najważniejsza</text:span><text:span text:style-name="T24_88"><text:s/></text:span><text:span text:style-name="T24_89">jest</text:span><text:span text:style-name="T24_90"><text:s/></text:span><text:span text:style-name="T24_91">tu</text:span><text:span text:style-name="T24_92"><text:s/>„</text:span><text:span text:style-name="T24_93">S</text:span><text:span text:style-name="T24_94">”<text:s/></text:span><text:span text:style-name="T24_95">zakończona</text:span><text:span text:style-name="T24_96"><text:s/></text:span><text:span text:style-name="T24_97">myszką</text:span><text:span text:style-name="T24_98">.<text:s/></text:span><text:span text:style-name="T24_99">Prawdopodobnie</text:span><text:span text:style-name="T24_100"><text:s/></text:span><text:span text:style-name="T24_101">ma</text:span><text:span text:style-name="T24_102"><text:s/></text:span><text:span text:style-name="T24_103">to</text:span><text:span text:style-name="T24_104"><text:s/></text:span><text:span text:style-name="T24_105">związek</text:span><text:span text:style-name="T24_106"><text:s/></text:span><text:span text:style-name="T24_107">z</text:span><text:span text:style-name="T24_108"><text:s/></text:span><text:span text:style-name="T24_109">resztą</text:span><text:span text:style-name="T24_110"><text:s/></text:span><text:span text:style-name="T24_111">dzieła</text:span><text:span text:style-name="T24_112">.<text:s/></text:span><text:span text:style-name="T24_113">W</text:span><text:span text:style-name="T24_114"><text:s/></text:span><text:span text:style-name="T24_115">drugiej</text:span><text:span text:style-name="T24_116"><text:s/></text:span><text:span text:style-name="T24_117">części</text:span><text:span text:style-name="T24_118"><text:s/></text:span><text:span text:style-name="T24_119">Skaj</text:span><text:span text:style-name="T24_120"><text:s/></text:span><text:span text:style-name="T24_121">siedzi</text:span><text:span text:style-name="T24_122"><text:s/></text:span><text:span text:style-name="T24_123">przed</text:span><text:span text:style-name="T24_124"><text:s/></text:span><text:span text:style-name="T24_125">komputerem</text:span><text:span text:style-name="T24_126">.<text:s/></text:span><text:span text:style-name="T24_127">Wpatruje</text:span><text:span text:style-name="T24_128"><text:s/></text:span><text:span text:style-name="T24_129">się</text:span><text:span text:style-name="T24_130"><text:s/></text:span><text:span text:style-name="T24_131">w</text:span><text:span text:style-name="T24_132"><text:s/></text:span><text:span text:style-name="T24_133">monitor</text:span><text:span text:style-name="T24_134"><text:s/></text:span><text:span text:style-name="T24_135">i</text:span><text:span text:style-name="T24_136"><text:s/></text:span><text:span text:style-name="T24_137">nie</text:span><text:span text:style-name="T24_138"><text:s/></text:span><text:span text:style-name="T24_139">zastanawia</text:span><text:span text:style-name="T24_140"><text:s/></text:span><text:span text:style-name="T24_141">się</text:span><text:span text:style-name="T24_142">,<text:s/></text:span><text:span text:style-name="T24_143">czemu</text:span><text:span text:style-name="T24_144"><text:s/></text:span><text:span text:style-name="T24_145">ktoś</text:span><text:span text:style-name="T24_146"><text:s/></text:span><text:span text:style-name="T24_147">obciął</text:span><text:span text:style-name="T24_148"><text:s/></text:span><text:span text:style-name="T24_149">mu</text:span><text:span text:style-name="T24_150"><text:s/></text:span><text:span text:style-name="T24_151">skrzydła</text:span><text:span text:style-name="T24_152"><text:s/></text:span><text:span text:style-name="T24_153">i</text:span><text:span text:style-name="T24_154"><text:s/></text:span><text:span text:style-name="T24_155">narysował</text:span><text:span text:style-name="T24_156"><text:s/></text:span><text:span text:style-name="T24_157">jego</text:span><text:span text:style-name="T24_158"><text:s/></text:span><text:span text:style-name="T24_159">ogon</text:span><text:span text:style-name="T24_160"><text:s/></text:span><text:span text:style-name="T24_161">tak</text:span><text:span text:style-name="T24_162">,<text:s/></text:span><text:span text:style-name="T24_163">jakby</text:span><text:span text:style-name="T24_164"><text:s/></text:span><text:span text:style-name="T24_165">był</text:span><text:span text:style-name="T24_166"><text:s/></text:span><text:span text:style-name="T24_167">idealnie</text:span><text:span text:style-name="T24_168"><text:s/></text:span><text:span text:style-name="T24_169">prosty</text:span><text:span text:style-name="T24_170">.<text:s/></text:span><text:span text:style-name="T24_171">Autor</text:span><text:span text:style-name="T24_172"><text:s/></text:span><text:span text:style-name="T24_173">z</text:span><text:span text:style-name="T24_174"><text:s/></text:span><text:span text:style-name="T24_175">jakiegoś</text:span><text:span text:style-name="T24_176"><text:s/></text:span><text:span text:style-name="T24_177">niewiadomego</text:span><text:span text:style-name="T24_178"><text:s/></text:span><text:span text:style-name="T24_179">powodu</text:span><text:span text:style-name="T24_180"><text:s/></text:span><text:span text:style-name="T24_181">zakolorował</text:span><text:span text:style-name="T24_182"><text:s/></text:span><text:span text:style-name="T24_183">końcówki</text:span><text:span text:style-name="T24_184"><text:s/></text:span><text:span text:style-name="T24_185">włosów</text:span><text:span text:style-name="T24_186">,<text:s/></text:span><text:span text:style-name="T24_187">co</text:span><text:span text:style-name="T24_188"><text:s/></text:span><text:span text:style-name="T24_189">nieco</text:span><text:span text:style-name="T24_190"><text:s/></text:span><text:span text:style-name="T24_191">zaburza</text:span><text:span text:style-name="T24_192"><text:s/></text:span><text:span text:style-name="T24_193">harmonię</text:span><text:span text:style-name="T24_194">,<text:s/></text:span><text:span text:style-name="T24_195">ale</text:span><text:span text:style-name="T24_196"><text:s/></text:span><text:span text:style-name="T24_197">nie</text:span><text:span text:style-name="T24_198"><text:s/></text:span><text:span text:style-name="T24_199">stanowi</text:span><text:span text:style-name="T24_200"><text:s/></text:span><text:span text:style-name="T24_201">jakiegoś</text:span><text:span text:style-name="T24_202"><text:s/></text:span><text:span text:style-name="T24_203">koszmarnego</text:span><text:span text:style-name="T24_204"><text:s/></text:span><text:span text:style-name="T24_205">problemu</text:span><text:span text:style-name="T24_206">.<text:s/></text:span><text:span text:style-name="T24_207">Reszta</text:span><text:span text:style-name="T24_208"><text:s/></text:span><text:span text:style-name="T24_209">anatomii</text:span><text:span text:style-name="T24_210"><text:s/></text:span><text:span text:style-name="T24_211">jest</text:span><text:span text:style-name="T24_212"><text:s/></text:span><text:span text:style-name="T24_213">poprawna</text:span><text:span text:style-name="T24_214"><text:s/>–<text:s/></text:span><text:span text:style-name="T24_215">najlepiej</text:span><text:span text:style-name="T24_216"><text:s/></text:span><text:span text:style-name="T24_217">wyszedł</text:span><text:span text:style-name="T24_218"><text:s/></text:span><text:span text:style-name="T24_219">pysk</text:span><text:span text:style-name="T24_220">.<text:s/></text:span><text:span text:style-name="T24_221">W</text:span><text:span text:style-name="T24_222"><text:s/></text:span><text:span text:style-name="T24_223">to</text:span><text:span text:style-name="T24_224"><text:s/></text:span><text:span text:style-name="T24_225">wszystko</text:span><text:span text:style-name="T24_226"><text:s/></text:span><text:span text:style-name="T24_227">dobrze</text:span><text:span text:style-name="T24_228"><text:s/></text:span><text:span text:style-name="T24_229">wkomponowano</text:span><text:span text:style-name="T24_230"><text:s/></text:span><text:span text:style-name="T24_231">słowa</text:span><text:span text:style-name="T24_232"><text:s/></text:span><text:span text:style-name="T24_233">umierającego</text:span><text:span text:style-name="T24_234"><text:s/></text:span><text:span text:style-name="T24_235">pacjenta</text:span><text:span text:style-name="T24_236">.<text:s/></text:span><text:span text:style-name="T24_237">W</text:span><text:span text:style-name="T24_238"><text:s/></text:span><text:span text:style-name="T24_239">trzecim</text:span><text:span text:style-name="T24_240"><text:s/></text:span><text:span text:style-name="T24_241">epizodzie</text:span><text:span text:style-name="T24_242"><text:s/></text:span><text:span text:style-name="T24_243">lekarz</text:span><text:span text:style-name="T24_244"><text:s/></text:span><text:span text:style-name="T24_245">tłumaczy</text:span><text:span text:style-name="T24_246">,<text:s/></text:span><text:span text:style-name="T24_247">czemu</text:span><text:span text:style-name="T24_248"><text:s/></text:span><text:span text:style-name="T24_249">nie</text:span><text:span text:style-name="T24_250"><text:s/></text:span><text:span text:style-name="T24_251">może</text:span><text:span text:style-name="T24_252"><text:s/></text:span><text:span text:style-name="T24_253">udzielić</text:span><text:span text:style-name="T24_254"><text:s/></text:span><text:span text:style-name="T24_255">pomocy</text:span><text:span text:style-name="T24_256">.<text:s/></text:span><text:span text:style-name="T24_257">Robi</text:span><text:span text:style-name="T24_258"><text:s/></text:span><text:span text:style-name="T24_259">to</text:span><text:span text:style-name="T24_260"><text:s/></text:span><text:span text:style-name="T24_261">bardzo</text:span><text:span text:style-name="T24_262"><text:s/></text:span><text:span text:style-name="T24_263">spokojnym</text:span><text:span text:style-name="T24_264"><text:s/></text:span><text:span text:style-name="T24_265">tonem</text:span><text:span text:style-name="T24_266">,<text:s/></text:span><text:span text:style-name="T24_267">uwidacznianym</text:span><text:span text:style-name="T24_268"><text:s/></text:span><text:span text:style-name="T24_269">przez</text:span><text:span text:style-name="T24_270"><text:s/></text:span><text:span text:style-name="T24_271">gładkie</text:span><text:span text:style-name="T24_272"><text:s/></text:span><text:span text:style-name="T24_273">kontury</text:span><text:span text:style-name="T24_274"><text:s/></text:span><text:span text:style-name="T24_275">dymku</text:span><text:span text:style-name="T24_276">,<text:s/></text:span><text:span text:style-name="T24_277">co</text:span><text:span text:style-name="T24_278"><text:s/></text:span><text:span text:style-name="T24_279">upodabnia</text:span><text:span text:style-name="T24_280"><text:s/></text:span><text:span text:style-name="T24_281">go</text:span><text:span text:style-name="T24_282"><text:s/></text:span><text:span text:style-name="T24_283">do</text:span><text:span text:style-name="T24_284"><text:s/>„</text:span><text:span text:style-name="T24_285">Biurokraty</text:span><text:span text:style-name="T24_286"><text:s/></text:span><text:span text:style-name="T24_287">na</text:span><text:span text:style-name="T24_288"><text:s/></text:span><text:span text:style-name="T24_289">Wakacjach</text:span><text:span text:style-name="T24_290">”<text:s/>–<text:s/></text:span><text:span text:style-name="T24_291">bohatera</text:span><text:span text:style-name="T24_292"><text:s/></text:span><text:span text:style-name="T24_293">bardziej</text:span><text:span text:style-name="T24_294"><text:s/></text:span><text:span text:style-name="T24_295">przejmującego</text:span><text:span text:style-name="T24_296"><text:s/></text:span><text:span text:style-name="T24_297">się</text:span><text:span text:style-name="T24_298"><text:s/></text:span><text:span text:style-name="T24_299">wypełnieniem</text:span><text:span text:style-name="T24_300"><text:s/></text:span><text:span text:style-name="T24_301">papierów</text:span><text:span text:style-name="T24_302"><text:s/></text:span><text:span text:style-name="T24_303">niż</text:span><text:span text:style-name="T24_304"><text:s/></text:span><text:span text:style-name="T24_305">czymś</text:span><text:span text:style-name="T24_306"><text:s/></text:span><text:span text:style-name="T24_307">życiem</text:span><text:span text:style-name="T24_308">.<text:s/></text:span><text:span text:style-name="T24_309">Kuc</text:span><text:span text:style-name="T24_310"><text:s/></text:span><text:span text:style-name="T24_311">ma</text:span><text:span text:style-name="T24_312"><text:s/></text:span><text:span text:style-name="T24_313">tutaj</text:span><text:span text:style-name="T24_314"><text:s/></text:span><text:span text:style-name="T24_315">nieco</text:span><text:span text:style-name="T24_316"><text:s/></text:span><text:span text:style-name="T24_317">lepiej</text:span><text:span text:style-name="T24_318"><text:s/></text:span><text:span text:style-name="T24_319">narysowany</text:span><text:span text:style-name="T24_320"><text:s/></text:span><text:span text:style-name="T24_321">ogon</text:span><text:span text:style-name="T24_322"><text:s/></text:span><text:span text:style-name="T24_323">i</text:span><text:span text:style-name="T24_324"><text:s/></text:span><text:span text:style-name="T24_325">oczy</text:span><text:span text:style-name="T24_326"><text:s/></text:span><text:span text:style-name="T24_327">potwierdzające</text:span><text:span text:style-name="T24_328">,<text:s/></text:span><text:span text:style-name="T24_329">że</text:span><text:span text:style-name="T24_330"><text:s/></text:span><text:span text:style-name="T24_331">nie</text:span><text:span text:style-name="T24_332"><text:s/></text:span><text:span text:style-name="T24_333">interesuje</text:span><text:span text:style-name="T24_334"><text:s/></text:span><text:span text:style-name="T24_335">się</text:span><text:span text:style-name="T24_336"><text:s/></text:span><text:span text:style-name="T24_337">losem</text:span><text:span text:style-name="T24_338"><text:s/></text:span><text:span text:style-name="T24_339">umierającego</text:span><text:span text:style-name="T24_340">.<text:s/></text:span><text:span text:style-name="T24_341">W</text:span><text:span text:style-name="T24_342"><text:s/></text:span><text:span text:style-name="T24_343">czwartym</text:span><text:span text:style-name="T24_344"><text:s/></text:span><text:span text:style-name="T24_345">obrazku</text:span><text:span text:style-name="T24_346"><text:s/></text:span><text:span text:style-name="T24_347">Skajus</text:span><text:span text:style-name="T24_348"><text:s/></text:span><text:span text:style-name="T24_349">odkrywa</text:span><text:span text:style-name="T24_350"><text:s/></text:span><text:span text:style-name="T24_351">prawdę</text:span><text:span text:style-name="T24_352">.<text:s/></text:span><text:span text:style-name="T24_353">Jest</text:span><text:span text:style-name="T24_354"><text:s/></text:span><text:span text:style-name="T24_355">koniem</text:span><text:span text:style-name="T24_356">.<text:s/></text:span><text:span text:style-name="T24_357">Na</text:span><text:span text:style-name="T24_358"><text:s/></text:span><text:span text:style-name="T24_359">uwagę</text:span><text:span text:style-name="T24_360"><text:s/></text:span><text:span text:style-name="T24_361">zasługuje</text:span><text:span text:style-name="T24_362"><text:s/></text:span><text:span text:style-name="T24_363">szczegółowość</text:span><text:span text:style-name="T24_364"><text:s/></text:span><text:span text:style-name="T24_365">ubrania</text:span><text:span text:style-name="T24_366"><text:s/>–<text:s/></text:span><text:span text:style-name="T24_367">naniesiono</text:span><text:span text:style-name="T24_368">:<text:s/></text:span><text:span text:style-name="T24_369">guziki</text:span><text:span text:style-name="T24_370">,<text:s/></text:span><text:span text:style-name="T24_371">zakończenia</text:span><text:span text:style-name="T24_372"><text:s/></text:span><text:span text:style-name="T24_373">rękawów</text:span><text:span text:style-name="T24_374"><text:s/></text:span><text:span text:style-name="T24_375">i</text:span><text:span text:style-name="T24_376"><text:s/></text:span><text:span text:style-name="T24_377">identyfikator</text:span><text:span text:style-name="T24_378">.<text:s/></text:span><text:span text:style-name="T24_379">Stanowi</text:span><text:span text:style-name="T24_380"><text:s/></text:span><text:span text:style-name="T24_381">ona</text:span><text:span text:style-name="T24_382"><text:s/></text:span><text:span text:style-name="T24_383">największą</text:span><text:span text:style-name="T24_384"><text:s/></text:span><text:span text:style-name="T24_385">zaletę</text:span><text:span text:style-name="T24_386"><text:s/></text:span><text:span text:style-name="T24_387">tej</text:span><text:span text:style-name="T24_388"><text:s/></text:span><text:span text:style-name="T24_389">części</text:span><text:span text:style-name="T24_390"><text:s/></text:span><text:span text:style-name="T24_391">komiksu</text:span><text:span text:style-name="T24_392">.<text:s/></text:span><text:span text:style-name="T24_393">Wspaniale</text:span><text:span text:style-name="T24_394"><text:s/></text:span><text:span text:style-name="T24_395">ukazana</text:span><text:span text:style-name="T24_396"><text:s/></text:span><text:span text:style-name="T24_397">została</text:span><text:span text:style-name="T24_398"><text:s/></text:span><text:span text:style-name="T24_399">żywiołowość</text:span><text:span text:style-name="T24_400">,<text:s/></text:span><text:span text:style-name="T24_401">z</text:span><text:span text:style-name="T24_402"><text:s/></text:span><text:span text:style-name="T24_403">jaką</text:span><text:span text:style-name="T24_404"><text:s/></text:span><text:span text:style-name="T24_405">kuc</text:span><text:span text:style-name="T24_406"><text:s/></text:span><text:span text:style-name="T24_407">wykrzyczał</text:span><text:span text:style-name="T24_408"><text:s/></text:span><text:span text:style-name="T24_409">swe</text:span><text:span text:style-name="T24_410"><text:s/>„</text:span><text:span text:style-name="T24_411">rewolucyjne</text:span><text:span text:style-name="T24_412">”<text:s/></text:span><text:span text:style-name="T24_413">stwierdzenie</text:span><text:span text:style-name="T24_414">:<text:s/></text:span><text:span text:style-name="T24_415">oczy</text:span><text:span text:style-name="T24_416"><text:s/></text:span><text:span text:style-name="T24_417">są</text:span><text:span text:style-name="T24_418"><text:s/></text:span><text:span text:style-name="T24_419">wielkie</text:span><text:span text:style-name="T24_420">,<text:s/></text:span><text:span text:style-name="T24_421">a</text:span><text:span text:style-name="T24_422"><text:s/></text:span><text:span text:style-name="T24_423">przednie</text:span><text:span text:style-name="T24_424"><text:s/></text:span><text:span text:style-name="T24_425">nogi</text:span><text:span text:style-name="T24_426"><text:s/></text:span><text:span text:style-name="T24_427">uniesione</text:span><text:span text:style-name="T24_428">.<text:s/></text:span><text:span text:style-name="T24_429">Plusem</text:span><text:span text:style-name="T24_430"><text:s/></text:span><text:span text:style-name="T24_431">jest</text:span><text:span text:style-name="T24_432"><text:s/></text:span><text:span text:style-name="T24_433">to</text:span><text:span text:style-name="T24_434">,<text:s/></text:span><text:span text:style-name="T24_435">że</text:span><text:span text:style-name="T24_436"><text:s/></text:span><text:span text:style-name="T24_437">nie</text:span><text:span text:style-name="T24_438"><text:s/></text:span><text:span text:style-name="T24_439">zapomniano</text:span><text:span text:style-name="T24_440"><text:s/></text:span><text:span text:style-name="T24_441">o</text:span><text:span text:style-name="T24_442"><text:s/></text:span><text:span text:style-name="T24_443">drugim</text:span><text:span text:style-name="T24_444"><text:s/></text:span><text:span text:style-name="T24_445">uchu</text:span><text:span text:style-name="T24_446">,<text:s/></text:span><text:span text:style-name="T24_447">nieco</text:span><text:span text:style-name="T24_448"><text:s/></text:span><text:span text:style-name="T24_449">zasłoniętym</text:span><text:span text:style-name="T24_450"><text:s/></text:span><text:span text:style-name="T24_451">przez</text:span><text:span text:style-name="T24_452"><text:s/></text:span><text:span text:style-name="T24_453">dymek</text:span><text:span text:style-name="T24_454">.<text:s/></text:span><text:span text:style-name="T24_455">Dopiero</text:span><text:span text:style-name="T24_456"><text:s/></text:span><text:span text:style-name="T24_457">w</text:span><text:span text:style-name="T24_458"><text:s/></text:span><text:span text:style-name="T24_459">ostatnim</text:span><text:span text:style-name="T24_460"><text:s/></text:span><text:span text:style-name="T24_461">elemencie</text:span><text:span text:style-name="T24_462"><text:s/></text:span><text:span text:style-name="T24_463">ogon</text:span><text:span text:style-name="T24_464"><text:s/></text:span><text:span text:style-name="T24_465">jest</text:span><text:span text:style-name="T24_466"><text:s/></text:span><text:span text:style-name="T24_467">dobrze</text:span><text:span text:style-name="T24_468"><text:s/></text:span><text:span text:style-name="T24_469">narysowany</text:span><text:span text:style-name="T24_470">,<text:s/></text:span><text:span text:style-name="T24_471">a</text:span><text:span text:style-name="T24_472"><text:s/></text:span><text:span text:style-name="T24_473">koń</text:span><text:span text:style-name="T24_474"><text:s/></text:span><text:span text:style-name="T24_475">zauważa</text:span><text:span text:style-name="T24_476">,<text:s/></text:span><text:span text:style-name="T24_477">że</text:span><text:span text:style-name="T24_478"><text:s/></text:span><text:span text:style-name="T24_479">nie</text:span><text:span text:style-name="T24_480"><text:s/></text:span><text:span text:style-name="T24_481">umie</text:span><text:span text:style-name="T24_482"><text:s/></text:span><text:span text:style-name="T24_483">pisać</text:span><text:span text:style-name="T24_484"><text:s/></text:span><text:span text:style-name="T24_485">na</text:span><text:span text:style-name="T24_486"><text:s/></text:span><text:span text:style-name="T24_487">klawiaturze</text:span><text:span text:style-name="T24_488"><text:s/></text:span><text:span text:style-name="T24_489">za</text:span><text:span text:style-name="T24_490"><text:s/></text:span><text:span text:style-name="T24_491">pomocą</text:span><text:span text:style-name="T24_492"><text:s/></text:span><text:span text:style-name="T24_493">kopyt</text:span><text:span text:style-name="T24_494"><text:s/></text:span><text:span text:style-name="T24_495">i</text:span><text:span text:style-name="T24_496"><text:s/></text:span><text:span text:style-name="T24_497">woła</text:span><text:span text:style-name="T24_498"><text:s/></text:span><text:span text:style-name="T24_499">kogoś</text:span><text:span text:style-name="T24_500"><text:s/></text:span><text:span text:style-name="T24_501">na</text:span><text:span text:style-name="T24_502"><text:s/></text:span><text:span text:style-name="T24_503">pomoc</text:span><text:span text:style-name="T24_504">.<text:s/></text:span><text:span text:style-name="T24_505">W</text:span><text:span text:style-name="T24_506"><text:s/></text:span><text:span text:style-name="T24_507">końcu</text:span><text:span text:style-name="T24_508"><text:s/></text:span><text:span text:style-name="T24_509">ukazane</text:span><text:span text:style-name="T24_510"><text:s/></text:span><text:span text:style-name="T24_511">zostaje</text:span><text:span text:style-name="T24_512"><text:s/></text:span><text:span text:style-name="T24_513">to</text:span><text:span text:style-name="T24_514">,<text:s/></text:span><text:span text:style-name="T24_515">że</text:span><text:span text:style-name="T24_516"><text:s/></text:span><text:span text:style-name="T24_517">chce</text:span><text:span text:style-name="T24_518"><text:s/></text:span><text:span text:style-name="T24_519">zająć</text:span><text:span text:style-name="T24_520"><text:s/></text:span><text:span text:style-name="T24_521">się</text:span><text:span text:style-name="T24_522"><text:s/></text:span><text:span text:style-name="T24_523">pacjentem</text:span><text:span text:style-name="T24_524"><text:s/></text:span><text:span text:style-name="T24_525">i</text:span><text:span text:style-name="T24_526"><text:s/></text:span><text:span text:style-name="T24_527">nie</text:span><text:span text:style-name="T24_528"><text:s/></text:span><text:span text:style-name="T24_529">jest</text:span><text:span text:style-name="T24_530"><text:s/></text:span><text:span text:style-name="T24_531">bezdusznym</text:span><text:span text:style-name="T24_532"><text:s/></text:span><text:span text:style-name="T24_533">urzędnikiem</text:span><text:span text:style-name="T24_534">.<text:s/></text:span><text:span text:style-name="T24_535">Pozostaje</text:span><text:span text:style-name="T24_536"><text:s/></text:span><text:span text:style-name="T24_537">mieć</text:span><text:span text:style-name="T24_538"><text:s/></text:span><text:span text:style-name="T24_539">tylko</text:span><text:span text:style-name="T24_540"><text:s/></text:span><text:span text:style-name="T24_541">nadzieję</text:span><text:span text:style-name="T24_542"><text:s/></text:span><text:span text:style-name="T24_543">na</text:span><text:span text:style-name="T24_544"><text:s/></text:span><text:span text:style-name="T24_545">to</text:span><text:span text:style-name="T24_546">,<text:s/></text:span><text:span text:style-name="T24_547">że</text:span><text:span text:style-name="T24_548"><text:s/></text:span><text:span text:style-name="T24_549">ów</text:span><text:span text:style-name="T24_550"><text:s/></text:span><text:span text:style-name="T24_551">wciąż</text:span><text:span text:style-name="T24_552"><text:s/></text:span><text:span text:style-name="T24_553">żyje</text:span><text:span text:style-name="T24_554">.</text:span></text:p>
      <text:p text:style-name="P25"/>
      <text:p text:style-name="P26"><text:span text:style-name="T26_1">W</text:span><text:span text:style-name="T26_2"><text:s/></text:span><text:span text:style-name="T26_3">zestawieniu</text:span><text:span text:style-name="T26_4"><text:s/></text:span><text:span text:style-name="T26_5">z</text:span><text:span text:style-name="T26_6"><text:s/></text:span><text:span text:style-name="T26_7">kontekstem</text:span><text:span text:style-name="T26_8"><text:s/></text:span><text:span text:style-name="T26_9">całego</text:span><text:span text:style-name="T26_10"><text:s/></text:span><text:span text:style-name="T26_11">posta</text:span><text:span text:style-name="T26_12"><text:s/></text:span><text:span text:style-name="T26_13">komiks</text:span><text:span text:style-name="T26_14"><text:s/></text:span><text:span text:style-name="T26_15">zdaje</text:span><text:span text:style-name="T26_16"><text:s/></text:span><text:span text:style-name="T26_17">się</text:span><text:span text:style-name="T26_18"><text:s/></text:span><text:span text:style-name="T26_19">mieć</text:span><text:span text:style-name="T26_20"><text:s/></text:span><text:span text:style-name="T26_21">zdecydowanie</text:span><text:span text:style-name="T26_22"><text:s/></text:span><text:span text:style-name="T26_23">antybiurokratyczną</text:span><text:span text:style-name="T26_24"><text:s/></text:span><text:span text:style-name="T26_25">wymowę</text:span><text:span text:style-name="T26_26">:<text:s/></text:span><text:span text:style-name="T26_27">lekarz</text:span><text:span text:style-name="T26_28"><text:s/></text:span><text:span text:style-name="T26_29">nie</text:span><text:span text:style-name="T26_30"><text:s/></text:span><text:span text:style-name="T26_31">może</text:span><text:span text:style-name="T26_32"><text:s/></text:span><text:span text:style-name="T26_33">wyleczyć</text:span><text:span text:style-name="T26_34"><text:s/></text:span><text:span text:style-name="T26_35">nawet</text:span><text:span text:style-name="T26_36"><text:s/></text:span><text:span text:style-name="T26_37">umierającego</text:span><text:span text:style-name="T26_38"><text:s/></text:span><text:span text:style-name="T26_39">bez</text:span><text:span text:style-name="T26_40"><text:s/></text:span><text:span text:style-name="T26_41">wypełnienia</text:span><text:span text:style-name="T26_42"><text:s/></text:span><text:span text:style-name="T26_43">sterty</text:span><text:span text:style-name="T26_44"><text:s/></text:span><text:span text:style-name="T26_45">dokumentów</text:span><text:span text:style-name="T26_46">.<text:s/></text:span><text:span text:style-name="T26_47">Ukazuje</text:span><text:span text:style-name="T26_48"><text:s/></text:span><text:span text:style-name="T26_49">to</text:span><text:span text:style-name="T26_50"><text:s/></text:span><text:span text:style-name="T26_51">początkowa</text:span><text:span text:style-name="T26_52"><text:s/></text:span><text:span text:style-name="T26_53">bezduszność</text:span><text:span text:style-name="T26_54"><text:s/></text:span><text:span text:style-name="T26_55">pegaza</text:span><text:span text:style-name="T26_56">,<text:s/></text:span><text:span text:style-name="T26_57">która</text:span><text:span text:style-name="T26_58"><text:s/></text:span><text:span text:style-name="T26_59">po</text:span><text:span text:style-name="T26_60"><text:s/></text:span><text:span text:style-name="T26_61">chwili</text:span><text:span text:style-name="T26_62"><text:s/></text:span><text:span text:style-name="T26_63">przeradza</text:span><text:span text:style-name="T26_64"><text:s/></text:span><text:span text:style-name="T26_65">się</text:span><text:span text:style-name="T26_66"><text:s/></text:span><text:span text:style-name="T26_67">w</text:span><text:span text:style-name="T26_68"><text:s/></text:span><text:span text:style-name="T26_69">przerażenie</text:span><text:span text:style-name="T26_70">:<text:s/></text:span><text:span text:style-name="T26_71">jeśli</text:span><text:span text:style-name="T26_72"><text:s/></text:span><text:span text:style-name="T26_73">nie</text:span><text:span text:style-name="T26_74"><text:s/></text:span><text:span text:style-name="T26_75">wypełni</text:span><text:span text:style-name="T26_76"><text:s/></text:span><text:span text:style-name="T26_77">papierów</text:span><text:span text:style-name="T26_78">,<text:s/></text:span><text:span text:style-name="T26_79">to</text:span><text:span text:style-name="T26_80"><text:s/></text:span><text:span text:style-name="T26_81">będzie</text:span><text:span text:style-name="T26_82"><text:s/></text:span><text:span text:style-name="T26_83">miał</text:span><text:span text:style-name="T26_84"><text:s/></text:span><text:span text:style-name="T26_85">problemy</text:span><text:span text:style-name="T26_86">,<text:s/></text:span><text:span text:style-name="T26_87">a</text:span><text:span text:style-name="T26_88"><text:s/></text:span><text:span text:style-name="T26_89">z</text:span><text:span text:style-name="T26_90"><text:s/></text:span><text:span text:style-name="T26_91">drugiej</text:span><text:span text:style-name="T26_92"><text:s/></text:span><text:span text:style-name="T26_93">strony</text:span><text:span text:style-name="T26_94"><text:s/></text:span><text:span text:style-name="T26_95">jak</text:span><text:span text:style-name="T26_96"><text:s/></text:span><text:span text:style-name="T26_97">nie</text:span><text:span text:style-name="T26_98"><text:s/></text:span><text:span text:style-name="T26_99">zdoła</text:span><text:span text:style-name="T26_100"><text:s/></text:span><text:span text:style-name="T26_101">udzielić</text:span><text:span text:style-name="T26_102"><text:s/></text:span><text:span text:style-name="T26_103">pomocy</text:span><text:span text:style-name="T26_104">,<text:s/></text:span><text:span text:style-name="T26_105">to</text:span><text:span text:style-name="T26_106"><text:s/></text:span><text:span text:style-name="T26_107">źle</text:span><text:span text:style-name="T26_108"><text:s/></text:span><text:span text:style-name="T26_109">skończy</text:span><text:span text:style-name="T26_110">.</text:span></text:p>
      <text:p text:style-name="P27"/>
      <text:p text:style-name="P28"/>
      <text:p text:style-name="P29"><text:span text:style-name="T29_1">Ogólnie</text:span><text:span text:style-name="T29_2"><text:s/></text:span><text:span text:style-name="T29_3">rzecz</text:span><text:span text:style-name="T29_4"><text:s/></text:span><text:span text:style-name="T29_5">biorąc</text:span><text:span text:style-name="T29_6">,<text:s/></text:span><text:span text:style-name="T29_7">wszystkie</text:span><text:span text:style-name="T29_8"><text:s/></text:span><text:span text:style-name="T29_9">rysunki</text:span><text:span text:style-name="T29_10"><text:s/></text:span><text:span text:style-name="T29_11">autora</text:span><text:span text:style-name="T29_12"><text:s/></text:span><text:span text:style-name="T29_13">są</text:span><text:span text:style-name="T29_14"><text:s/></text:span><text:span text:style-name="T29_15">całkiem</text:span><text:span text:style-name="T29_16"><text:s/></text:span><text:span text:style-name="T29_17">dobre</text:span><text:span text:style-name="T29_18">.<text:s/></text:span><text:span text:style-name="T29_19">Niektóre</text:span><text:span text:style-name="T29_20"><text:s/></text:span><text:span text:style-name="T29_21">potrafią</text:span><text:span text:style-name="T29_22"><text:s/></text:span><text:span text:style-name="T29_23">rozśmieszyć</text:span><text:span text:style-name="T29_24">,<text:s/></text:span><text:span text:style-name="T29_25">inne</text:span><text:span text:style-name="T29_26"><text:s/></text:span><text:span text:style-name="T29_27">służą</text:span><text:span text:style-name="T29_28"><text:s/></text:span><text:span text:style-name="T29_29">jako</text:span><text:span text:style-name="T29_30"><text:s/></text:span><text:span text:style-name="T29_31">miły</text:span><text:span text:style-name="T29_32"><text:s/></text:span><text:span text:style-name="T29_33">dodatek</text:span><text:span text:style-name="T29_34"><text:s/></text:span><text:span text:style-name="T29_35">do</text:span><text:span text:style-name="T29_36"><text:s/></text:span><text:span text:style-name="T29_37">postów</text:span><text:span text:style-name="T29_38"><text:s/></text:span><text:span text:style-name="T29_39">na</text:span><text:span text:style-name="T29_40"><text:s/></text:span><text:span text:style-name="T29_41">blogu</text:span><text:span text:style-name="T29_42"><text:s/></text:span><text:span text:style-name="T29_43">autora</text:span><text:span text:style-name="T29_44">,<text:s/></text:span><text:span text:style-name="T29_45">który</text:span><text:span text:style-name="T29_46"><text:s/></text:span><text:span text:style-name="T29_47">przerywa</text:span><text:span text:style-name="T29_48"><text:s/></text:span><text:span text:style-name="T29_49">nudę</text:span><text:span text:style-name="T29_50">.<text:s/></text:span><text:span text:style-name="T29_51">Sprawdza</text:span><text:span text:style-name="T29_52"><text:s/></text:span><text:span text:style-name="T29_53">się</text:span><text:span text:style-name="T29_54"><text:s/></text:span><text:span text:style-name="T29_55">to</text:span><text:span text:style-name="T29_56"><text:s/></text:span><text:span text:style-name="T29_57">świetnie</text:span><text:span text:style-name="T29_58"><text:s/></text:span><text:span text:style-name="T29_59">zwłaszcza</text:span><text:span text:style-name="T29_60"><text:s/></text:span><text:span text:style-name="T29_61">przy</text:span><text:span text:style-name="T29_62"><text:s/></text:span><text:span text:style-name="T29_63">długich</text:span><text:span text:style-name="T29_64"><text:s/></text:span><text:span text:style-name="T29_65">tekstach</text:span><text:span text:style-name="T29_66"><text:s/>–<text:s/></text:span><text:span text:style-name="T29_67">umożliwia</text:span><text:span text:style-name="T29_68"><text:s/></text:span><text:span text:style-name="T29_69">ponowne</text:span><text:span text:style-name="T29_70"><text:s/></text:span><text:span text:style-name="T29_71">skupienie</text:span><text:span text:style-name="T29_72"><text:s/></text:span><text:span text:style-name="T29_73">uwagi</text:span><text:span text:style-name="T29_74"><text:s/></text:span><text:span text:style-name="T29_75">zmęczonego</text:span><text:span text:style-name="T29_76"><text:s/></text:span><text:span text:style-name="T29_77">czytelnika</text:span><text:span text:style-name="T29_78">,<text:s/></text:span><text:span text:style-name="T29_79">który</text:span><text:span text:style-name="T29_80"><text:s/></text:span><text:span text:style-name="T29_81">normalnie</text:span><text:span text:style-name="T29_82"><text:s/></text:span><text:span text:style-name="T29_83">przestałby</text:span><text:span text:style-name="T29_84"><text:s/></text:span><text:span text:style-name="T29_85">czytać</text:span><text:span text:style-name="T29_86"><text:s/></text:span><text:span text:style-name="T29_87">i</text:span><text:span text:style-name="T29_88"><text:s/></text:span><text:span text:style-name="T29_89">wyszedłby</text:span><text:span text:style-name="T29_90"><text:s/></text:span><text:span text:style-name="T29_91">z</text:span><text:span text:style-name="T29_92"><text:s/></text:span><text:span text:style-name="T29_93">bloga</text:span><text:span text:style-name="T29_94">.<text:s/></text:span><text:span text:style-name="T29_95">To</text:span><text:span text:style-name="T29_96"><text:s/></text:span><text:span text:style-name="T29_97">właśnie</text:span><text:span text:style-name="T29_98"><text:s/></text:span><text:span text:style-name="T29_99">te</text:span><text:span text:style-name="T29_100"><text:s/></text:span><text:span text:style-name="T29_101">obrazki</text:span><text:span text:style-name="T29_102"><text:s/></text:span><text:span text:style-name="T29_103">wyróżniają</text:span><text:span text:style-name="T29_104"><text:s/></text:span><text:span text:style-name="T29_105">tę</text:span><text:span text:style-name="T29_106"><text:s/></text:span><text:span text:style-name="T29_107">stronę</text:span><text:span text:style-name="T29_108"><text:s/></text:span><text:span text:style-name="T29_109">z</text:span><text:span text:style-name="T29_110"><text:s/></text:span><text:span text:style-name="T29_111">całego</text:span><text:span text:style-name="T29_112"><text:s/></text:span><text:span text:style-name="T29_113">morza</text:span><text:span text:style-name="T29_114"><text:s/></text:span><text:span text:style-name="T29_115">innych</text:span><text:span text:style-name="T29_116">.</text:span></text:p>
      <text:p text:style-name="P30"/>
      <text:p text:style-name="P31"/>
      <text:p text:style-name="P32"/>
      <text:p text:style-name="P33"><text:span text:style-name="T33_1">Baner</text:span><text:span text:style-name="T33_2"><text:s/>(</text:span><text:span text:style-name="T33_3"><text:a xlink:type="simple" xlink:href="https://derpicdn.net/img/2016/8/3/1215777/large.png"><text:span text:style-name="T33_4">źródło</text:span></text:a></text:span><text:span text:style-name="T33_5"><text:s/></text:span><text:span text:style-name="T33_6">i</text:span><text:span text:style-name="T33_7"><text:s/></text:span><text:span text:style-name="T33_8"><text:a xlink:type="simple" xlink:href="http://imgur.com/69FqTBd"><text:span text:style-name="T33_9">przycięta</text:span></text:a></text:span><text:span text:style-name="T33_10"><text:a xlink:type="simple" xlink:href="http://imgur.com/69FqTBd"><text:span text:style-name="T33_11"><text:s/></text:span></text:a></text:span><text:span text:style-name="T33_12"><text:a xlink:type="simple" xlink:href="http://imgur.com/69FqTBd"><text:span text:style-name="T33_13">grafika</text:span></text:a></text:span><text:span text:style-name="T33_14">)</text:span></text:p>
      <text:p text:style-name="P34"><text:span text:style-name="T34_1"><text:a xlink:type="simple" xlink:href="http://skajus.blogspot.com/p/galeria.html"><text:span text:style-name="T34_2">źródło</text:span></text:a></text:span><text:span text:style-name="T34_3"><text:a xlink:type="simple" xlink:href="http://skajus.blogspot.com/p/galeria.html"><text:span text:style-name="T34_4"><text:s/></text:span></text:a></text:span><text:span text:style-name="T34_5"><text:a xlink:type="simple" xlink:href="http://skajus.blogspot.com/p/galeria.html"><text:span text:style-name="T34_6">wszystkich</text:span></text:a></text:span><text:span text:style-name="T34_7"><text:a xlink:type="simple" xlink:href="http://skajus.blogspot.com/p/galeria.html"><text:span text:style-name="T34_8"><text:s/></text:span></text:a></text:span><text:span text:style-name="T34_9"><text:a xlink:type="simple" xlink:href="http://skajus.blogspot.com/p/galeria.html"><text:span text:style-name="T34_10">obrazków</text:span></text:a></text:span><text:span text:style-name="T34_11"><text:a xlink:type="simple" xlink:href="http://skajus.blogspot.com/p/galeria.html"><text:span text:style-name="T34_12"><text:s/></text:span></text:a></text:span><text:span text:style-name="T34_13"><text:a xlink:type="simple" xlink:href="http://skajus.blogspot.com/p/galeria.html"><text:span text:style-name="T34_14">poza</text:span></text:a></text:span><text:span text:style-name="T34_15"><text:a xlink:type="simple" xlink:href="http://skajus.blogspot.com/p/galeria.html"><text:span text:style-name="T34_16"><text:s/></text:span></text:a></text:span><text:span text:style-name="T34_17"><text:a xlink:type="simple" xlink:href="http://skajus.blogspot.com/p/galeria.html"><text:span text:style-name="T34_18">banerem</text:span></text:a></text:span></text:p>
      <text:p text:style-name="P35"/>
      <text:p text:style-name="P36"/>
      <text:p text:style-name="P37"/>
      <text:p text:style-name="P38"/>
      <text:p text:style-name="P3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Liberation Serif" svg:font-family="Liberation Serif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